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1" svg:font-family="Calibri"/>
    <style:font-face style:name="Courier New" svg:font-family="'Courier New'" style:font-adornments="Regular" style:font-pitch="variable"/>
    <style:font-face style:name="Andale Mono" svg:font-family="'Andale Mono'"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4.982cm" fo:margin-left="0cm" fo:margin-top="0cm" fo:margin-bottom="0cm" table:align="left" style:writing-mode="lr-tb"/>
    </style:style>
    <style:style style:name="Tabela1.A" style:family="table-column">
      <style:table-column-properties style:column-width="4.994cm"/>
    </style:style>
    <style:style style:name="Tabela1.B" style:family="table-column">
      <style:table-column-properties style:column-width="2.999cm"/>
    </style:style>
    <style:style style:name="Tabela1.C" style:family="table-column">
      <style:table-column-properties style:column-width="6.99cm"/>
    </style:style>
    <style:style style:name="Tabela1.1" style:family="table-row">
      <style:table-row-properties fo:keep-together="auto"/>
    </style:style>
    <style:style style:name="Tabela1.A1" style:family="table-cell">
      <style:table-cell-properties fo:padding-left="0.199cm" fo:padding-right="0.191cm" fo:padding-top="0cm" fo:padding-bottom="0cm" fo:border="0.5pt solid #000000"/>
    </style:style>
    <style:style style:name="P1" style:family="paragraph" style:parent-style-name="Title" style:master-page-name="Standard">
      <style:paragraph-properties style:page-number="auto"/>
    </style:style>
    <style:style style:name="P2" style:family="paragraph" style:parent-style-name="Heading_20_1" style:list-style-name="WWNum2">
      <style:paragraph-properties fo:margin-left="0cm" fo:margin-right="0cm" fo:text-indent="-0.63cm" style:auto-text-indent="false"/>
    </style:style>
    <style:style style:name="P3" style:family="paragraph" style:parent-style-name="Heading_20_1" style:list-style-name="WWNum2">
      <style:paragraph-properties fo:margin-left="0cm" fo:margin-right="0cm" fo:text-indent="-0.63cm" style:auto-text-indent="false"/>
    </style:style>
    <style:style style:name="P4" style:family="paragraph" style:parent-style-name="Standard">
      <style:text-properties fo:language="en" fo:country="US"/>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align="start" style:justify-single-word="false" fo:text-indent="0cm" style:auto-text-indent="false"/>
    </style:style>
    <style:style style:name="P7" style:family="paragraph" style:parent-style-name="Standard">
      <style:paragraph-properties fo:margin-left="0cm" fo:margin-right="0cm" fo:text-align="center" style:justify-single-word="false" fo:text-indent="0cm" style:auto-text-indent="false"/>
    </style:style>
    <style:style style:name="P8" style:family="paragraph" style:parent-style-name="Standard">
      <style:paragraph-properties fo:margin-left="0cm" fo:margin-right="0cm" fo:text-indent="0cm" style:auto-text-indent="false">
        <style:tab-stops>
          <style:tab-stop style:position="5.92cm"/>
        </style:tab-stops>
      </style:paragraph-properties>
    </style:style>
    <style:style style:name="P9" style:family="paragraph" style:parent-style-name="Standard">
      <style:paragraph-properties fo:break-before="page"/>
    </style:style>
    <style:style style:name="P10" style:family="paragraph" style:parent-style-name="Codigo">
      <style:text-properties fo:language="en" fo:country="US"/>
    </style:style>
    <style:style style:name="P11" style:family="paragraph" style:parent-style-name="Codigo">
      <style:paragraph-properties fo:margin-left="0cm" fo:margin-right="0cm" fo:text-indent="0cm" style:auto-text-indent="false"/>
    </style:style>
    <style:style style:name="P12" style:family="paragraph" style:parent-style-name="Codigo">
      <style:paragraph-properties fo:margin-left="3.249cm" fo:margin-right="0cm" fo:text-indent="1.251cm" style:auto-text-indent="false"/>
    </style:style>
    <style:style style:name="P13" style:family="paragraph" style:parent-style-name="Codigo">
      <style:paragraph-properties fo:margin-left="3.249cm" fo:margin-right="0cm" fo:text-indent="1.251cm" style:auto-text-indent="false"/>
      <style:text-properties fo:language="en" fo:country="US"/>
    </style:style>
    <style:style style:name="P14" style:family="paragraph" style:parent-style-name="TOC_20_Heading" style:list-style-name="WWNum2"/>
    <style:style style:name="P15" style:family="paragraph" style:parent-style-name="List_20_Paragraph" style:list-style-name="WWNum1"/>
    <style:style style:name="P16" style:family="paragraph" style:parent-style-name="Frame_20_contents">
      <style:paragraph-properties fo:margin-left="0cm" fo:margin-right="0cm" fo:text-indent="0cm" style:auto-text-indent="false"/>
      <style:text-properties fo:color="#000000"/>
    </style:style>
    <style:style style:name="P17" style:family="paragraph" style:parent-style-name="Frame_20_contents">
      <style:paragraph-properties fo:margin-left="0cm" fo:margin-right="0cm" fo:text-align="center" style:justify-single-word="false" fo:text-indent="0cm" style:auto-text-indent="false"/>
      <style:text-properties fo:color="#000000"/>
    </style:style>
    <style:style style:name="P18" style:family="paragraph" style:parent-style-name="Contents_20_1">
      <style:paragraph-properties>
        <style:tab-stops>
          <style:tab-stop style:position="14.982cm" style:type="right" style:leader-style="dotted" style:leader-text="."/>
        </style:tab-stops>
      </style:paragraph-properties>
    </style:style>
    <style:style style:name="P19" style:family="paragraph" style:parent-style-name="Contents_20_1">
      <style:paragraph-properties>
        <style:tab-stops>
          <style:tab-stop style:position="2.117cm"/>
          <style:tab-stop style:position="14.982cm" style:type="right" style:leader-style="dotted" style:leader-text="."/>
        </style:tab-stops>
      </style:paragraph-properties>
    </style:style>
    <style:style style:name="P20" style:family="paragraph" style:parent-style-name="Contents_20_1">
      <style:paragraph-properties>
        <style:tab-stops>
          <style:tab-stop style:position="2.54cm"/>
          <style:tab-stop style:position="14.982cm" style:type="right" style:leader-style="dotted" style:leader-text="."/>
        </style:tab-stops>
      </style:paragraph-properties>
    </style:style>
    <style:style style:name="P21" style:family="paragraph" style:parent-style-name="caption">
      <style:paragraph-properties fo:text-align="center" style:justify-single-word="false"/>
    </style:style>
    <style:style style:name="P22" style:family="paragraph" style:parent-style-name="caption">
      <style:paragraph-properties fo:text-align="center" style:justify-single-word="false" fo:keep-with-next="always"/>
    </style:style>
    <style:style style:name="P23" style:family="paragraph">
      <loext:graphic-properties draw:fill="solid" draw:fill-color="#ffffff"/>
      <style:paragraph-properties fo:text-align="start"/>
      <style:text-properties fo:font-size="18pt"/>
    </style:style>
    <style:style style:name="P24" style:family="paragraph">
      <loext:graphic-properties draw:fill="none"/>
      <style:paragraph-properties fo:text-align="start"/>
      <style:text-properties fo:color="#000000" fo:font-size="18pt"/>
    </style:style>
    <style:style style:name="P25" style:family="paragraph">
      <loext:graphic-properties draw:fill="solid" draw:fill-color="#ffffff"/>
      <style:paragraph-properties fo:text-align="start"/>
    </style:style>
    <style:style style:name="P26" style:family="paragraph">
      <style:paragraph-properties fo:margin-top="0cm" fo:margin-bottom="0cm" fo:line-height="100%" fo:text-align="start"/>
    </style:style>
    <style:style style:name="P27" style:family="paragraph">
      <loext:graphic-properties draw:fill="solid" draw:fill-color="#ffffff"/>
      <style:paragraph-properties fo:margin-top="0cm" fo:margin-bottom="0cm" fo:line-height="100%" fo:text-align="start"/>
    </style:style>
    <style:style style:name="P28" style:family="paragraph">
      <loext:graphic-properties draw:fill="none"/>
      <style:paragraph-properties fo:text-align="start"/>
    </style:style>
    <style:style style:name="P29" style:family="paragraph">
      <loext:graphic-properties draw:fill="none"/>
      <style:paragraph-properties fo:margin-top="0cm" fo:margin-bottom="0cm" fo:line-height="100%" fo:text-align="start"/>
    </style:style>
    <style:style style:name="P30" style:family="paragraph">
      <loext:graphic-properties draw:fill="solid" draw:fill-color="#4472c4"/>
      <style:paragraph-properties fo:margin-top="0cm" fo:margin-bottom="0cm" fo:line-height="100%" fo:text-align="start"/>
    </style:style>
    <style:style style:name="P31" style:family="paragraph">
      <loext:graphic-properties draw:fill="none"/>
      <style:paragraph-properties fo:text-align="start"/>
      <style:text-properties fo:font-size="18pt"/>
    </style:style>
    <style:style style:name="P32" style:family="paragraph">
      <loext:graphic-properties draw:fill="solid" draw:fill-color="#ffffff"/>
      <style:paragraph-properties fo:text-align="start"/>
      <style:text-properties fo:color="#000000" fo:font-size="18pt"/>
    </style:style>
    <style:style style:name="T1" style:family="text">
      <style:text-properties fo:font-size="16pt" fo:font-style="normal" fo:font-weight="bold" style:font-size-asian="16pt" style:font-style-asian="normal" style:font-weight-asian="bold" style:font-size-complex="16pt"/>
    </style:style>
    <style:style style:name="T2" style:family="text">
      <style:text-properties text:display="true"/>
    </style:style>
    <style:style style:name="T3" style:family="text">
      <style:text-properties fo:font-variant="normal" fo:text-transform="none" fo:font-size="12pt" fo:font-weight="normal" style:font-size-asian="12pt" style:language-asian="pt" style:country-asian="BR" style:font-weight-asian="normal" style:font-name-complex="F" style:font-size-complex="12pt" style:font-weight-complex="normal"/>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fo:language="en" fo:country="US"/>
    </style:style>
    <style:style style:name="T7" style:family="text">
      <style:text-properties fo:font-size="10pt" fo:font-weight="bold" style:font-size-asian="10pt" style:font-weight-asian="bold" style:font-size-complex="10pt"/>
    </style:style>
    <style:style style:name="T8" style:family="text">
      <style:text-properties fo:font-size="10pt" fo:font-style="italic" style:font-size-asian="10pt" style:font-style-asian="italic" style:font-size-complex="10pt"/>
    </style:style>
    <style:style style:name="T9" style:family="text">
      <style:text-properties fo:font-size="10pt" style:font-size-asian="10pt" style:font-size-complex="10pt"/>
    </style:style>
    <style:style style:name="T10" style:family="text">
      <style:text-properties fo:font-size="8pt" fo:language="en" fo:country="US" style:font-size-asian="8pt" style:font-size-complex="8pt"/>
    </style:style>
    <style:style style:name="T11" style:family="text">
      <style:text-properties fo:font-weight="bold" style:font-weight-asian="bold"/>
    </style:style>
    <style:style style:name="T12"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33cm" fo:margin-top="0cm" fo:margin-bottom="0.0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0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cm" draw:fill="none" draw:textarea-vertical-align="top" draw:auto-grow-height="false" fo:min-height="0.501cm" fo:min-width="1.663cm" fo:padding-top="0.127cm" fo:padding-bottom="0.127cm" fo:padding-left="0.254cm" fo:padding-right="0.254cm" fo:wrap-option="wrap" fo:margin-left="0.318cm" fo:margin-right="0.318cm" fo:margin-top="0.282cm" fo:margin-bottom="0.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left="0.318cm" fo:margin-right="0.358cm" fo:margin-top="0cm" fo:margin-bottom="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style>
    <style:style style:name="gr6" style:family="graphic">
      <style:graphic-properties draw:stroke="solid" svg:stroke-width="0.035cm" svg:stroke-color="#70ad47" draw:stroke-linejoin="miter" draw:fill="solid" draw:fill-color="#ffffff" draw:textarea-vertical-align="middle" draw:auto-grow-height="false" draw:fit-to-size="false" style:shrink-to-fit="false" fo:min-height="6.727cm" fo:min-width="8.604cm" fo:padding-top="0.127cm" fo:padding-bottom="0.127cm" fo:padding-left="0.254cm" fo:padding-right="0.254cm" fo:wrap-option="wrap" style:run-through="foreground"/>
    </style:style>
    <style:style style:name="gr7" style:family="graphic">
      <style:graphic-properties draw:stroke="solid" svg:stroke-width="0.018cm" svg:stroke-color="#000000" draw:fill="solid" draw:fill-color="#ffffff" draw:textarea-vertical-align="top" draw:auto-grow-height="false" draw:fit-to-size="false" style:shrink-to-fit="false" fo:min-height="0.665cm" fo:min-width="5.128cm" fo:padding-top="0.127cm" fo:padding-bottom="0.127cm" fo:padding-left="0.254cm" fo:padding-right="0.254cm" fo:wrap-option="wrap" style:run-through="foreground"/>
    </style:style>
    <style:style style:name="gr8" style:family="graphic">
      <style:graphic-properties draw:stroke="solid" svg:stroke-width="0.018cm" svg:stroke-color="#000000" draw:fill="solid" draw:fill-color="#ffffff" draw:textarea-vertical-align="top" draw:auto-grow-height="false" draw:fit-to-size="false" style:shrink-to-fit="false" fo:min-height="2.014cm" fo:min-width="2.57cm" fo:padding-top="0.127cm" fo:padding-bottom="0.127cm" fo:padding-left="0.254cm" fo:padding-right="0.254cm" fo:wrap-option="wrap" style:run-through="foreground"/>
    </style:style>
    <style:style style:name="gr9" style:family="graphic">
      <style:graphic-properties draw:stroke="solid" svg:stroke-width="0.018cm" svg:stroke-color="#000000" draw:fill="solid" draw:fill-color="#ffffff" draw:textarea-vertical-align="top" draw:auto-grow-height="false" draw:fit-to-size="false" style:shrink-to-fit="false" fo:min-height="2.014cm" fo:min-width="3.104cm" fo:padding-top="0.127cm" fo:padding-bottom="0.127cm" fo:padding-left="0.254cm" fo:padding-right="0.254cm" fo:wrap-option="wrap" style:run-through="foreground"/>
    </style:style>
    <style:style style:name="gr10" style:family="graphic">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0cm" fo:min-width="1.933cm" fo:padding-top="0.125cm" fo:padding-bottom="0.125cm" fo:padding-left="0.25cm" fo:padding-right="0.25cm" fo:wrap-option="wrap" style:run-through="foreground"/>
    </style:style>
    <style:style style:name="gr11" style:family="graphic">
      <style:graphic-properties draw:stroke="none" svg:stroke-width="0cm" draw:fill="none" draw:textarea-vertical-align="top" draw:auto-grow-height="false" draw:fit-to-size="false" style:shrink-to-fit="false" fo:min-height="0.499cm" fo:min-width="1.376cm" fo:padding-top="0.127cm" fo:padding-bottom="0.127cm" fo:padding-left="0.254cm" fo:padding-right="0.254cm" fo:wrap-option="wrap" style:run-through="foreground"/>
    </style:style>
    <style:style style:name="gr12" style:family="graphic">
      <style:graphic-properties draw:stroke="solid" svg:stroke-width="0.035cm" svg:stroke-color="#325490" draw:stroke-linejoin="miter" draw:fill="solid" draw:fill-color="#4472c4" draw:textarea-vertical-align="middle" draw:auto-grow-height="false" draw:fit-to-size="false" style:shrink-to-fit="false" fo:min-height="0.686cm" fo:min-width="1.543cm" fo:padding-top="0.127cm" fo:padding-bottom="0.127cm" fo:padding-left="0.254cm" fo:padding-right="0.254cm" fo:wrap-option="wrap" style:run-through="foreground"/>
    </style:style>
    <style:style style:name="gr13" style:family="graphic">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1.032cm" fo:min-width="0.653cm" fo:padding-top="0.125cm" fo:padding-bottom="0.125cm" fo:padding-left="0.25cm" fo:padding-right="0.25cm" fo:wrap-option="wrap" style:run-through="foreground"/>
    </style:style>
    <style:style style:name="gr14" style:family="graphic">
      <style:graphic-properties draw:stroke="solid" svg:stroke-width="0.018cm" svg:stroke-color="#000000" draw:marker-end="msArrowEnd_20_5" draw:marker-end-width="0.21cm" draw:marker-end-center="false" draw:stroke-linejoin="miter" draw:fill="none" draw:textarea-vertical-align="top" draw:auto-grow-height="false" draw:fit-to-size="false" style:shrink-to-fit="false" fo:min-height="1.032cm" fo:min-width="1.115cm" fo:padding-top="0.125cm" fo:padding-bottom="0.125cm" fo:padding-left="0.25cm" fo:padding-right="0.25cm" fo:wrap-option="wrap" style:run-through="foreground"/>
    </style:style>
    <style:style style:name="gr15" style:family="graphic">
      <style:graphic-properties draw:stroke="solid" svg:stroke-width="0.035cm" svg:stroke-color="#70ad47" draw:stroke-linejoin="miter" draw:fill="solid" draw:fill-color="#ffffff" draw:textarea-vertical-align="middle" draw:auto-grow-height="false" draw:fit-to-size="false" style:shrink-to-fit="false" fo:min-height="2.475cm" fo:min-width="2.334cm" fo:padding-top="0.127cm" fo:padding-bottom="0.127cm" fo:padding-left="0.254cm" fo:padding-right="0.254cm" fo:wrap-option="wrap" style:run-through="foreground"/>
    </style:style>
    <style:style style:name="gr16" style:family="graphic">
      <style:graphic-properties draw:stroke="solid" svg:stroke-width="0.018cm" svg:stroke-color="#4472c4" draw:marker-end="msArrowEnd_20_5" draw:marker-end-width="0.21cm" draw:marker-end-center="false" draw:stroke-linejoin="miter" draw:fill="none" draw:textarea-vertical-align="top" draw:auto-grow-height="false" draw:fit-to-size="false" style:shrink-to-fit="false" fo:min-height="1.757cm" fo:min-width="3.702cm" fo:padding-top="0.125cm" fo:padding-bottom="0.125cm" fo:padding-left="0.25cm" fo:padding-right="0.25cm" fo:wrap-option="wrap" style:run-through="foreground"/>
    </style:style>
    <style:style style:name="gr17" style:family="graphic">
      <style:graphic-properties draw:stroke="none" svg:stroke-width="0cm" draw:fill="none" draw:textarea-vertical-align="top" draw:auto-grow-height="false" draw:fit-to-size="false" style:shrink-to-fit="false" fo:min-height="0.501cm" fo:min-width="1.711cm" fo:padding-top="0.127cm" fo:padding-bottom="0.127cm" fo:padding-left="0.254cm" fo:padding-right="0.254cm" fo:wrap-option="wrap" style:run-through="foreground"/>
    </style:style>
    <style:style style:name="gr18" style:family="graphic">
      <style:graphic-properties draw:stroke="solid" svg:stroke-width="0.018cm" svg:stroke-color="#4472c4" draw:marker-end="msArrowEnd_20_5" draw:marker-end-width="0.21cm" draw:marker-end-center="false" draw:stroke-linejoin="miter" draw:fill="none" draw:textarea-vertical-align="top" draw:auto-grow-height="false" draw:fit-to-size="false" style:shrink-to-fit="false" fo:min-height="3.159cm" fo:min-width="6.611cm" fo:padding-top="0.125cm" fo:padding-bottom="0.125cm" fo:padding-left="0.25cm" fo:padding-right="0.25cm" fo:wrap-option="wrap" style:run-through="foreground"/>
    </style:style>
    <style:style style:name="gr19" style:family="graphic">
      <style:graphic-properties draw:stroke="solid" svg:stroke-width="0.035cm" svg:stroke-color="#325490" draw:stroke-linejoin="miter" draw:fill="solid" draw:fill-color="#4472c4" draw:textarea-vertical-align="middle" draw:auto-grow-height="false" draw:fit-to-size="false" style:shrink-to-fit="false" fo:min-height="0.686cm" fo:min-width="1.757cm" fo:padding-top="0.127cm" fo:padding-bottom="0.127cm" fo:padding-left="0.254cm" fo:padding-right="0.254cm" fo:wrap-option="wrap" style:run-through="foreground"/>
    </style:style>
    <style:style style:name="gr20" style:family="graphic">
      <style:graphic-properties draw:stroke="solid" svg:stroke-width="0.018cm" svg:stroke-color="#000000" draw:marker-end="msArrowEnd_20_5" draw:marker-end-width="0.21cm" draw:marker-end-center="false" draw:stroke-linejoin="miter" draw:fill="none" draw:textarea-vertical-align="top" draw:auto-grow-height="false" fo:min-height="1.134cm" fo:min-width="0.168cm" fo:padding-top="0.125cm" fo:padding-bottom="0.125cm" fo:padding-left="0.25cm" fo:padding-right="0.25cm" fo:wrap-option="wrap" fo:margin-left="0.318cm" fo:margin-right="0.425cm" fo:margin-top="0cm" fo:margin-bottom="0.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fo:margin-left="0.318cm" fo:margin-right="0.365cm" fo:margin-top="0cm" fo:margin-bottom="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35cm" svg:stroke-color="#70ad47" draw:stroke-linejoin="miter" draw:fill="solid" draw:fill-color="#ffffff" draw:textarea-vertical-align="middle" draw:auto-grow-height="false" draw:fit-to-size="false" style:shrink-to-fit="false" fo:min-height="1.217cm" fo:min-width="3.942cm" fo:padding-top="0.127cm" fo:padding-bottom="0.127cm" fo:padding-left="0.254cm" fo:padding-right="0.254cm" fo:wrap-option="wrap" style:run-through="foreground"/>
    </style:style>
    <style:style style:name="gr23" style:family="graphic">
      <style:graphic-properties draw:stroke="solid" svg:stroke-width="0.018cm" svg:stroke-color="#4472c4" draw:marker-end="msArrowEnd_20_5" draw:marker-end-width="0.21cm" draw:marker-end-center="false" draw:stroke-linejoin="miter" draw:fill="none" draw:textarea-vertical-align="top" draw:auto-grow-height="false" draw:fit-to-size="false" style:shrink-to-fit="false" fo:min-height="1.492cm" fo:min-width="2.662cm" fo:padding-top="0.125cm" fo:padding-bottom="0.125cm" fo:padding-left="0.25cm" fo:padding-right="0.25cm" fo:wrap-option="wrap" style:run-through="foreground"/>
    </style:style>
    <style:style style:name="gr24" style:family="graphic">
      <style:graphic-properties draw:stroke="none" svg:stroke-width="0cm" draw:fill="none" draw:textarea-vertical-align="top" draw:auto-grow-height="false" draw:fit-to-size="false" style:shrink-to-fit="false" fo:min-height="0.49cm" fo:min-width="1.741cm" fo:padding-top="0.127cm" fo:padding-bottom="0.127cm" fo:padding-left="0.254cm" fo:padding-right="0.254cm" fo:wrap-option="wrap" style:run-through="foreground"/>
    </style:style>
    <style:style style:name="gr25" style:family="graphic">
      <style:graphic-properties draw:stroke="solid" svg:stroke-width="0.018cm" svg:stroke-color="#4472c4" draw:marker-end="msArrowEnd_20_5" draw:marker-end-width="0.21cm" draw:marker-end-center="false" draw:stroke-linejoin="miter" draw:fill="none" draw:textarea-vertical-align="top" draw:auto-grow-height="false" draw:fit-to-size="false" style:shrink-to-fit="false" fo:min-height="3.321cm" fo:min-width="5.623cm" fo:padding-top="0.125cm" fo:padding-bottom="0.125cm" fo:padding-left="0.25cm" fo:padding-right="0.25cm" fo:wrap-option="wrap" style:run-through="foreground"/>
    </style:style>
    <style:style style:name="gr26" style:family="graphic" style:parent-style-name="Frame">
      <style:graphic-properties draw:stroke="none" svg:stroke-width="0cm" draw:fill="none" draw:textarea-vertical-align="top" draw:auto-grow-height="false" fo:min-height="0.52cm" fo:min-width="1.663cm" fo:padding-top="0.127cm" fo:padding-bottom="0.127cm" fo:padding-left="0.254cm" fo:padding-right="0.254cm" fo:wrap-option="wrap" fo:margin-left="0.318cm" fo:margin-right="0.318cm" fo:margin-top="0.353cm" fo:margin-bottom="0.3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18cm" svg:stroke-color="#000000" draw:marker-end="msArrowEnd_20_5" draw:marker-end-width="0.21cm" draw:marker-end-center="false" draw:stroke-linejoin="miter" draw:fill="none" draw:textarea-vertical-align="top" draw:auto-grow-height="false" fo:min-height="1.044cm" fo:min-width="0.598cm" fo:padding-top="0.125cm" fo:padding-bottom="0.125cm" fo:padding-left="0.25cm" fo:padding-right="0.25cm" fo:wrap-option="wrap" fo:margin-left="0.318cm" fo:margin-right="0.418cm" fo:margin-top="0cm" fo:margin-bottom="0.1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parent-style-name="Frame">
      <style:graphic-properties draw:stroke="solid" svg:stroke-width="0.035cm" svg:stroke-color="#70ad47" draw:stroke-linejoin="miter" draw:fill="solid" draw:fill-color="#ffffff" draw:textarea-vertical-align="middle" draw:auto-grow-height="false" fo:min-height="1.219cm" fo:min-width="3.944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18cm" svg:stroke-color="#4472c4" draw:marker-end="msArrowEnd_20_5" draw:marker-end-width="0.21cm" draw:marker-end-center="false" draw:stroke-linejoin="miter" draw:fill="none" draw:textarea-vertical-align="top" draw:auto-grow-height="false" fo:min-height="1.836cm" fo:min-width="0.827cm" fo:padding-top="0.125cm" fo:padding-bottom="0.125cm" fo:padding-left="0.25cm" fo:padding-right="0.25cm" fo:wrap-option="wrap" fo:margin-left="0.318cm" fo:margin-right="0.436cm" fo:margin-top="0.071cm" fo:margin-bottom="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18cm" svg:stroke-color="#4472c4" draw:marker-end="msArrowEnd_20_5" draw:marker-end-width="0.21cm" draw:marker-end-center="false" draw:stroke-linejoin="miter" draw:fill="none" draw:textarea-vertical-align="top" draw:auto-grow-height="false" fo:min-height="1.723cm" fo:min-width="0.984cm" fo:padding-top="0.125cm" fo:padding-bottom="0.125cm" fo:padding-left="0.25cm" fo:padding-right="0.25cm" fo:wrap-option="wrap" fo:margin-left="0.388cm" fo:margin-right="0.351cm" fo:margin-top="0.071cm" fo:margin-bottom="0.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parent-style-name="Frame">
      <style:graphic-properties draw:stroke="none" svg:stroke-width="0cm" draw:fill="none" draw:textarea-vertical-align="top" draw:auto-grow-height="false" fo:min-height="0.635cm" fo:min-width="1.605cm" fo:padding-top="0.127cm" fo:padding-bottom="0.127cm" fo:padding-left="0.254cm" fo:padding-right="0.254cm" fo:wrap-option="wrap" fo:margin-left="0.577cm" fo:margin-right="0.686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parent-style-name="Frame">
      <style:graphic-properties draw:stroke="none" svg:stroke-width="0cm" draw:fill="none" draw:textarea-vertical-align="top" draw:auto-grow-height="false" fo:min-height="0.635cm" fo:min-width="1.605cm" fo:padding-top="0.127cm" fo:padding-bottom="0.127cm" fo:padding-left="0.254cm" fo:padding-right="0.254cm" fo:wrap-option="wrap" fo:margin-left="0.577cm" fo:margin-right="0.653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bookmark-start text:name="_Toc513346817"/><text:span text:style-name="Book_20_Title"><text:span text:style-name="T1">Pure Graphics Programming – Conectando GLSL 1.2 </text:span></text:span><text:bookmark-end text:name="_Toc513346817"/><text:span text:style-name="Book_20_Title"><text:span text:style-name="T1">em OpenGL 2.1</text:span></text:span></text:h>
      <text:p text:style-name="P6"/>
      <text:p text:style-name="P9"/>
      <text:p text:style-name="Standard"/>
      <text:list xml:id="list1844149853" text:style-name="WWNum2">
        <text:list-item>
          <text:p text:style-name="P14">Sumário</text:p>
        </text:list-item>
      </text:list>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Toc513346817" text:style-name="Index_20_Link" text:visited-style-name="Index_20_Link">Pure Graphics Programming – Conectando GLSL com C++</text:a><text:a xlink:type="simple" xlink:href="#_Toc513346817" text:style-name="Index_20_Link" text:visited-style-name="Index_20_Link"><text:span text:style-name="T2"><text:tab/>1</text:span></text:a></text:p>
          <text:p text:style-name="P19"><text:a xlink:type="simple" xlink:href="#_Toc513346818" text:style-name="Index_20_Link" text:visited-style-name="Index_20_Link">2.</text:a><text:a xlink:type="simple" xlink:href="#_Toc513346818" text:style-name="Index_20_Link" text:visited-style-name="Index_20_Link"><text:span text:style-name="T3"><text:tab/></text:span></text:a><text:a xlink:type="simple" xlink:href="#_Toc513346818" text:style-name="Index_20_Link" text:visited-style-name="Index_20_Link">Introdução</text:a><text:a xlink:type="simple" xlink:href="#_Toc513346818" text:style-name="Index_20_Link" text:visited-style-name="Index_20_Link"><text:span text:style-name="T2"><text:tab/>2</text:span></text:a></text:p>
          <text:p text:style-name="P19"><text:a xlink:type="simple" xlink:href="#_Toc513346819" text:style-name="Index_20_Link" text:visited-style-name="Index_20_Link">3.</text:a><text:a xlink:type="simple" xlink:href="#_Toc513346819" text:style-name="Index_20_Link" text:visited-style-name="Index_20_Link"><text:span text:style-name="T3"><text:tab/></text:span></text:a><text:a xlink:type="simple" xlink:href="#_Toc513346819" text:style-name="Index_20_Link" text:visited-style-name="Index_20_Link">O que PGP faz?</text:a><text:a xlink:type="simple" xlink:href="#_Toc513346819" text:style-name="Index_20_Link" text:visited-style-name="Index_20_Link"><text:span text:style-name="T2"><text:tab/>3</text:span></text:a></text:p>
          <text:p text:style-name="P19"><text:a xlink:type="simple" xlink:href="#_Toc513346820" text:style-name="Index_20_Link" text:visited-style-name="Index_20_Link">4.</text:a><text:a xlink:type="simple" xlink:href="#_Toc513346820" text:style-name="Index_20_Link" text:visited-style-name="Index_20_Link"><text:span text:style-name="T3"><text:tab/></text:span></text:a><text:a xlink:type="simple" xlink:href="#_Toc513346820" text:style-name="Index_20_Link" text:visited-style-name="Index_20_Link">Como PGP faz o que Faz?</text:a><text:a xlink:type="simple" xlink:href="#_Toc513346820" text:style-name="Index_20_Link" text:visited-style-name="Index_20_Link"><text:span text:style-name="T2"><text:tab/>3</text:span></text:a></text:p>
          <text:p text:style-name="P19"><text:a xlink:type="simple" xlink:href="#_Toc513346821" text:style-name="Index_20_Link" text:visited-style-name="Index_20_Link">5.</text:a><text:a xlink:type="simple" xlink:href="#_Toc513346821" text:style-name="Index_20_Link" text:visited-style-name="Index_20_Link"><text:span text:style-name="T3"><text:tab/></text:span></text:a><text:a xlink:type="simple" xlink:href="#_Toc513346821" text:style-name="Index_20_Link" text:visited-style-name="Index_20_Link">Onde encontrar e onde baixar PGP?</text:a><text:a xlink:type="simple" xlink:href="#_Toc513346821" text:style-name="Index_20_Link" text:visited-style-name="Index_20_Link"><text:span text:style-name="T2"><text:tab/>4</text:span></text:a></text:p>
          <text:p text:style-name="P19"><text:a xlink:type="simple" xlink:href="#_Toc513346822" text:style-name="Index_20_Link" text:visited-style-name="Index_20_Link">6.</text:a><text:a xlink:type="simple" xlink:href="#_Toc513346822" text:style-name="Index_20_Link" text:visited-style-name="Index_20_Link"><text:span text:style-name="T3"><text:tab/></text:span></text:a><text:a xlink:type="simple" xlink:href="#_Toc513346822" text:style-name="Index_20_Link" text:visited-style-name="Index_20_Link">Por que PGP?</text:a><text:a xlink:type="simple" xlink:href="#_Toc513346822" text:style-name="Index_20_Link" text:visited-style-name="Index_20_Link"><text:span text:style-name="T2"><text:tab/>4</text:span></text:a></text:p>
          <text:p text:style-name="P19"><text:a xlink:type="simple" xlink:href="#_Toc513346823" text:style-name="Index_20_Link" text:visited-style-name="Index_20_Link">7.</text:a><text:a xlink:type="simple" xlink:href="#_Toc513346823" text:style-name="Index_20_Link" text:visited-style-name="Index_20_Link"><text:span text:style-name="T3"><text:tab/></text:span></text:a><text:a xlink:type="simple" xlink:href="#_Toc513346823" text:style-name="Index_20_Link" text:visited-style-name="Index_20_Link">Exemplos</text:a><text:a xlink:type="simple" xlink:href="#_Toc513346823" text:style-name="Index_20_Link" text:visited-style-name="Index_20_Link"><text:span text:style-name="T2"><text:tab/>4</text:span></text:a></text:p>
          <text:p text:style-name="P19"><text:a xlink:type="simple" xlink:href="#_Toc513346824" text:style-name="Index_20_Link" text:visited-style-name="Index_20_Link">8.</text:a><text:a xlink:type="simple" xlink:href="#_Toc513346824" text:style-name="Index_20_Link" text:visited-style-name="Index_20_Link"><text:span text:style-name="T3"><text:tab/></text:span></text:a><text:a xlink:type="simple" xlink:href="#_Toc513346824" text:style-name="Index_20_Link" text:visited-style-name="Index_20_Link">Requerimentos</text:a><text:a xlink:type="simple" xlink:href="#_Toc513346824" text:style-name="Index_20_Link" text:visited-style-name="Index_20_Link"><text:span text:style-name="T2"><text:tab/>4</text:span></text:a></text:p>
          <text:p text:style-name="P19"><text:a xlink:type="simple" xlink:href="#_Toc513346825" text:style-name="Index_20_Link" text:visited-style-name="Index_20_Link">9.</text:a><text:a xlink:type="simple" xlink:href="#_Toc513346825" text:style-name="Index_20_Link" text:visited-style-name="Index_20_Link"><text:span text:style-name="T3"><text:tab/></text:span></text:a><text:a xlink:type="simple" xlink:href="#_Toc513346825" text:style-name="Index_20_Link" text:visited-style-name="Index_20_Link">Arquitetura do Programa com </text:a><text:a xlink:type="simple" xlink:href="#_Toc513346825" text:style-name="Index_20_Link" text:visited-style-name="Index_20_Link"><text:span text:style-name="T4">ShaderProxy</text:span></text:a><text:a xlink:type="simple" xlink:href="#_Toc513346825" text:style-name="Index_20_Link" text:visited-style-name="Index_20_Link"><text:span text:style-name="T2"><text:tab/>5</text:span></text:a></text:p>
          <text:p text:style-name="P20"><text:a xlink:type="simple" xlink:href="#_Toc513346826" text:style-name="Index_20_Link" text:visited-style-name="Index_20_Link">10.</text:a><text:a xlink:type="simple" xlink:href="#_Toc513346826" text:style-name="Index_20_Link" text:visited-style-name="Index_20_Link"><text:span text:style-name="T3"><text:tab/></text:span></text:a><text:a xlink:type="simple" xlink:href="#_Toc513346826" text:style-name="Index_20_Link" text:visited-style-name="Index_20_Link">Um Exemplo</text:a><text:a xlink:type="simple" xlink:href="#_Toc513346826" text:style-name="Index_20_Link" text:visited-style-name="Index_20_Link"><text:span text:style-name="T2"><text:tab/>6</text:span></text:a></text:p>
          <text:p text:style-name="P20"><text:a xlink:type="simple" xlink:href="#_Toc513346827" text:style-name="Index_20_Link" text:visited-style-name="Index_20_Link">11.</text:a><text:a xlink:type="simple" xlink:href="#_Toc513346827" text:style-name="Index_20_Link" text:visited-style-name="Index_20_Link"><text:span text:style-name="T3"><text:tab/></text:span></text:a><text:a xlink:type="simple" xlink:href="#_Toc513346827" text:style-name="Index_20_Link" text:visited-style-name="Index_20_Link">Utilizando a camada Scene: a classe </text:a><text:a xlink:type="simple" xlink:href="#_Toc513346827" text:style-name="Index_20_Link" text:visited-style-name="Index_20_Link"><text:span text:style-name="T4">ShadedObject</text:span></text:a><text:a xlink:type="simple" xlink:href="#_Toc513346827" text:style-name="Index_20_Link" text:visited-style-name="Index_20_Link"><text:span text:style-name="T2"><text:tab/>8</text:span></text:a></text:p>
          <text:p text:style-name="P20"><text:a xlink:type="simple" xlink:href="#_Toc513346828" text:style-name="Index_20_Link" text:visited-style-name="Index_20_Link">12.</text:a><text:a xlink:type="simple" xlink:href="#_Toc513346828" text:style-name="Index_20_Link" text:visited-style-name="Index_20_Link"><text:span text:style-name="T3"><text:tab/></text:span></text:a><text:a xlink:type="simple" xlink:href="#_Toc513346828" text:style-name="Index_20_Link" text:visited-style-name="Index_20_Link">Utilizando a camada Scene: a classe Camera</text:a><text:a xlink:type="simple" xlink:href="#_Toc513346828" text:style-name="Index_20_Link" text:visited-style-name="Index_20_Link"><text:span text:style-name="T2"><text:tab/>10</text:span></text:a></text:p>
          <text:p text:style-name="P20"><text:a xlink:type="simple" xlink:href="#_Toc513346829" text:style-name="Index_20_Link" text:visited-style-name="Index_20_Link">13.</text:a><text:a xlink:type="simple" xlink:href="#_Toc513346829" text:style-name="Index_20_Link" text:visited-style-name="Index_20_Link"><text:span text:style-name="T3"><text:tab/></text:span></text:a><text:a xlink:type="simple" xlink:href="#_Toc513346829" text:style-name="Index_20_Link" text:visited-style-name="Index_20_Link">Considerações Finais</text:a><text:a xlink:type="simple" xlink:href="#_Toc513346829" text:style-name="Index_20_Link" text:visited-style-name="Index_20_Link"><text:span text:style-name="T2"><text:tab/>12</text:span></text:a></text:p>
          <text:p text:style-name="Standard"/>
        </text:index-body>
      </text:table-of-content>
      <text:list xml:id="list191621138802467" text:continue-numbering="true" text:style-name="WWNum2">
        <text:list-item>
          <text:h text:style-name="P2" text:outline-level="1"><text:bookmark-start text:name="_Toc513346818"/>Introdução<text:bookmark-end text:name="_Toc513346818"/></text:h>
        </text:list-item>
      </text:list>
      <text:p text:style-name="Standard"><text:span text:style-name="T4">Pure Graphics Programming (PGP)</text:span> é uma fina camada de software sobre a arquitetura da API OpenGL 2.1. Nessa versão da OpenGL, a sua linguagem de <text:span text:style-name="T4">shading</text:span>, a <text:span text:style-name="T4">Graphical Shading Language</text:span> (GLSL) está na versão 1.2. O objetivo da PGP é fornecer uma camada fina de software que facilita<text:bookmark text:name="_GoBack"/> o aprendizado de programação gráfica 3D com <text:span text:style-name="T4">pipeline programável</text:span>, um tópico espinhoso para iniciantes em programação gráfica. Contudo, <text:span text:style-name="T4">PGP</text:span> não tem o objetivo de fornecer uma abstração como um grafo de cena, como faz Java3D, por exemplo. O objetivo é facilitar um primeiro contato do iniciante em programação gráfica para que entenda como conectar os dados de seu programa cliente (em C++) com a memória dos programas que rodam na Unidade de Processamento Gráfico (GPU – de <text:span text:style-name="T4">Graphics Processing Unity</text:span>). O nome desses programas que rodam na GPU são conhecidos como <text:span text:style-name="T4">shaders</text:span> e são compostos de módulos que correspondem às diferentes etapas da <text:span text:style-name="T4">pipeline </text:span>de renderização da OpenGL. <text:s/>Os <text:span text:style-name="T4">shaders</text:span> são escritos em uma linguagem própria, chamada GLSL (<text:span text:style-name="T4">OpenGL Shadding Language</text:span>). Para saber mais sobre GLSL, acesse o sitio oficial do grupo que mantém a linguagem:</text:p>
      <text:p text:style-name="Standard"><text:s/><text:a xlink:type="simple" xlink:href="https://www.khronos.org/opengl/wiki/OpenGL_Shading_Language" text:style-name="ListLabel_20_4" text:visited-style-name="ListLabel_20_4"><text:span text:style-name="Internet_20_link">https://www.khronos.org/opengl/wiki/OpenGL_Shading_Language</text:span></text:a>.</text:p>
      <text:p text:style-name="Standard"/>
      <text:p text:style-name="Standard">Alguns tutoriais que explicam como fazer a comunicação entre OpenGL e GLSL são:</text:p>
      <text:p text:style-name="P5"/>
      <text:list xml:id="list1728901898" text:style-name="WWNum1">
        <text:list-item>
          <text:p text:style-name="P15"><text:a xlink:type="simple" xlink:href="http://www.lighthouse3d.com/tutorials/glsl-12%20tutorial/communication-opengl-shaders/" text:style-name="ListLabel_20_5" text:visited-style-name="ListLabel_20_5"><text:span text:style-name="Internet_20_link"><text:span text:style-name="T6">http://www.lighthouse3d.com/tutorials/glsl-12 tutorial/communication-opengl-shaders/</text:span></text:span></text:a><text:span text:style-name="T6"> </text:span></text:p>
        </text:list-item>
        <text:list-item>
          <text:p text:style-name="P15"><text:soft-page-break/><text:a xlink:type="simple" xlink:href="https://pt.wikibooks.org/wiki/Programa%C3%A7%C3%A3o_com_OpenGL/Modern_OpenGL_Introduction" text:style-name="ListLabel_20_5" text:visited-style-name="ListLabel_20_5"><text:span text:style-name="Internet_20_link"><text:span text:style-name="T6">https://pt.wikibooks.org/wiki/Programa%C3%A7%C3%A3o_com_OpenGL/Modern_OpenGL_Introduction</text:span></text:span></text:a><text:span text:style-name="T6"> </text:span></text:p>
        </text:list-item>
      </text:list>
      <text:p text:style-name="P4"/>
      <text:p text:style-name="Standard">Antes de utilizarem PGP, recomendo que tentem fazer um exemplo simples, como desenhar um triângulo, utilizando somente OpenGL e GLSL. Neste manual, é suposto que o leitor já tenha conhecimento básico de OpenGL e GLSL e, portanto, restringe-se a explicar brevemente o princípio geral de funcionamento da PGP e como o programador pode utilizar suas camadas para criar rapidamente programas gráficos.</text:p>
      <text:list xml:id="list191620604063594" text:continue-list="list191621138802467" text:style-name="WWNum2">
        <text:list-item>
          <text:h text:style-name="P2" text:outline-level="1"><text:bookmark-start text:name="_Toc513346819"/>O que PGP faz?<text:bookmark-end text:name="_Toc513346819"/></text:h>
        </text:list-item>
      </text:list>
      <text:p text:style-name="Standard">PGP facilita a comunicação entre OpenGL e GLSL, mas não esconde OpenGL do usuário. Isso significa que você terá que saber OpenGL 2.1 para programar usando PGP. A vantagem de PGP é que automatiza algumas tarefas e simplifica o processo de comunicação entre OpenGL e GLSL. O custo dessa simplificação é a tomada de algumas suposições que podem impactar o desempenho final da aplicação. Ou seja, talvez PGP não seja a forma mais otimizada de fazer as coisas, pois o objetivo dessa camada de software é simplificar a programação gráfica para iniciantes, sem esconder o que está por trás. E isso é um desafio em tanto!</text:p>
      <text:list xml:id="list191620972861581" text:continue-numbering="true" text:style-name="WWNum2">
        <text:list-item>
          <text:h text:style-name="P2" text:outline-level="1"><text:bookmark-start text:name="_Toc513346820"/>Como PGP faz o que Faz?<text:bookmark-end text:name="_Toc513346820"/></text:h>
        </text:list-item>
      </text:list>
      <text:p text:style-name="Standard">Par alcançar o seu objetivo, PGP possui duas camadas, dois níveis de programação: <text:span text:style-name="T4">ShaderPoxy</text:span> e <text:span text:style-name="T4">Scene</text:span>. </text:p>
      <text:p text:style-name="Standard"><text:span text:style-name="T4">ShaderProxy </text:span>é a camada responsável por facilitar a comunicação entre OpenGL e GLSL. E faz somente isso. </text:p>
      <text:p text:style-name="Standard"><text:span text:style-name="T4">Scene</text:span> é a camada que fornece um maior nível de abstração, <text:s/>mas não fornece um grafo de cena, como Java 3D. <text:span text:style-name="T4">Scene </text:span>fornece classes que permitem reduzir a quantidade de código necessária para se criar aplicações simples. A camada <text:span text:style-name="T4">Scene </text:span>é construída em cima de <text:span text:style-name="T4">ShaderProxy</text:span>.</text:p>
      <text:p text:style-name="Standard"/>
      <text:p text:style-name="Standard">A Tabela 1 mostra as principais classes de cada camada e quais os seus objetivos.</text:p>
      <text:p text:style-name="Standard"/>
      <text:p text:style-name="P22">Tabela <text:sequence text:ref-name="refTable0" text:name="Table" text:formula="ooow:Table+1" style:num-format="1">1</text:sequence>. Classes da PGP.</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7"><text:span text:style-name="T7">Classe</text:span></text:p>
          </table:table-cell>
          <table:table-cell table:style-name="Tabela1.A1" office:value-type="string">
            <text:p text:style-name="P7"><text:span text:style-name="T7">Camada</text:span></text:p>
          </table:table-cell>
          <table:table-cell table:style-name="Tabela1.A1" office:value-type="string">
            <text:p text:style-name="P7"><text:span text:style-name="T7">Objetivo</text:span></text:p>
          </table:table-cell>
        </table:table-row>
        <table:table-row table:style-name="Tabela1.1">
          <table:table-cell table:style-name="Tabela1.A1" office:value-type="string">
            <text:p text:style-name="P5"><text:span text:style-name="T8">ShaderProxy</text:span></text:p>
          </table:table-cell>
          <table:table-cell table:style-name="Tabela1.A1" office:value-type="string">
            <text:p text:style-name="P5"><text:span text:style-name="T8">ShaderProxy</text:span></text:p>
          </table:table-cell>
          <table:table-cell table:style-name="Tabela1.A1" office:value-type="string">
            <text:p text:style-name="P5"><text:span text:style-name="T9">Facilitar a comunicação entre OpenGL e GLSL.</text:span></text:p>
          </table:table-cell>
        </table:table-row>
        <table:table-row table:style-name="Tabela1.1">
          <table:table-cell table:style-name="Tabela1.A1" office:value-type="string">
            <text:p text:style-name="P5"><text:span text:style-name="T8">Object</text:span></text:p>
          </table:table-cell>
          <table:table-cell table:style-name="Tabela1.A1" office:value-type="string">
            <text:p text:style-name="P5"><text:span text:style-name="T8">Scene</text:span></text:p>
          </table:table-cell>
          <table:table-cell table:style-name="Tabela1.A1" office:value-type="string">
            <text:p text:style-name="P5"><text:span text:style-name="T9">Encapsula atributos e informações pré-definidas que permitem, de forma rápida, criar objetos iluminados e que podem sofrer transformações geométricas.</text:span></text:p>
          </table:table-cell>
        </table:table-row>
        <table:table-row table:style-name="Tabela1.1">
          <table:table-cell table:style-name="Tabela1.A1" office:value-type="string">
            <text:p text:style-name="P5"><text:span text:style-name="T8">ShadedObject</text:span></text:p>
          </table:table-cell>
          <table:table-cell table:style-name="Tabela1.A1" office:value-type="string">
            <text:p text:style-name="P5"><text:span text:style-name="T8">Scene</text:span></text:p>
          </table:table-cell>
          <table:table-cell table:style-name="Tabela1.A1" office:value-type="string">
            <text:p text:style-name="P5"><text:span text:style-name="T9">Um objeto conectado com um </text:span><text:span text:style-name="T8">shader</text:span><text:span text:style-name="T9"> (via </text:span><text:span text:style-name="T8">ShaderProxy</text:span><text:span text:style-name="T9">), o que permite aplicar transformações e fazer cálculos de iluminação com poucas linhas de código.</text:span></text:p>
          </table:table-cell>
        </table:table-row>
        <table:table-row table:style-name="Tabela1.1">
          <table:table-cell table:style-name="Tabela1.A1" office:value-type="string">
            <text:p text:style-name="P5"><text:span text:style-name="T8">Camera</text:span></text:p>
          </table:table-cell>
          <table:table-cell table:style-name="Tabela1.A1" office:value-type="string">
            <text:p text:style-name="P5"><text:span text:style-name="T8">Scene</text:span></text:p>
          </table:table-cell>
          <table:table-cell table:style-name="Tabela1.A1" office:value-type="string">
            <text:p text:style-name="P5"><text:span text:style-name="T9">Encapsula transformações de câmera, de modo que seja rápido e fácil criar uma câmera e movimentá-la na cena.</text:span></text:p>
          </table:table-cell>
        </table:table-row>
      </table:table>
      <text:p text:style-name="Standard"/>
      <text:p text:style-name="Standard"><text:soft-page-break/>Como mostrado na Tabela 1, poucas classes são fornecidas, o que contribui com o objetivo de ser uma camada de software simples para o aprendizado de programação gráfica. Se mais abstrações forem criadas, pode-se obter o efeito contrário do pretendido, pois a complexidade de compreender uma interface mais complexa se somaria com a dificuldade de aprender o OpenGL em si, dado que o objetivo desta camada de software é servir de exemplo para aprendizes e não esconder OpenGL deles.</text:p>
      <text:list xml:id="list191621260440240" text:continue-numbering="true" text:style-name="WWNum2">
        <text:list-item>
          <text:h text:style-name="P2" text:outline-level="1"><text:bookmark-start text:name="_Toc513346821"/>Onde encontrar e onde baixar PGP?<text:bookmark-end text:name="_Toc513346821"/></text:h>
        </text:list-item>
      </text:list>
      <text:p text:style-name="Standard">PGP está disponível no site <text:a xlink:type="simple" xlink:href="https://github.com/professorgilzamir/pgp" text:style-name="ListLabel_20_4" text:visited-style-name="ListLabel_20_4"><text:span text:style-name="Internet_20_link">https://github.com/professorgilzamir/pgp</text:span></text:a>. Devido estar em uma versão bastante instável, a interface de suas classes ainda é passível de alteração, mas este manual se manterá atualizado de acordo com as alterações em código que por ventura venham a ocorrer.</text:p>
      <text:list xml:id="list191621108408028" text:continue-numbering="true" text:style-name="WWNum2">
        <text:list-item>
          <text:h text:style-name="P2" text:outline-level="1"><text:bookmark-start text:name="_Toc513346822"/>Por que PGP?<text:bookmark-end text:name="_Toc513346822"/></text:h>
        </text:list-item>
      </text:list>
      <text:p text:style-name="Standard">PGP foi pensada para ser utilizada como exemplo em uma disciplina introdutória e inicial de Computação Gráfica. O objetivo da disciplina é abordar os conceitos de computação gráfica de forma prática e teórica, simultaneamente.</text:p>
      <text:list xml:id="list191620279586082" text:continue-numbering="true" text:style-name="WWNum2">
        <text:list-item>
          <text:h text:style-name="P2" text:outline-level="1"><text:bookmark-start text:name="_Toc513346823"/>Exemplos<text:bookmark-end text:name="_Toc513346823"/></text:h>
        </text:list-item>
      </text:list>
      <text:p text:style-name="Standard">A melhor forma de utilizar PGP é baixando a sua última versão disponível no github: <text:a xlink:type="simple" xlink:href="https://github.com/professorgilzamir/pgp" text:style-name="ListLabel_20_4" text:visited-style-name="ListLabel_20_4"><text:span text:style-name="Internet_20_link">https://github.com/professorgilzamir/pgp</text:span></text:a>. Ao fazer download ou clonar este repositório, você estará com a última versão disponível da PGP. Após baixar o repositório, você encontrará no diretório <text:span text:style-name="T4">src</text:span> um <text:span text:style-name="T4">template </text:span>de projeto nomeado como <text:span text:style-name="T4">project_template.zip. </text:span>Para iniciar um novo projeto, você precisa descompactar este arquivo. Nisso será gerado um diretório que conterá um projeto básico. Contudo, você pode utilizar qualquer um dos muitos exemplos disponíveis. Leia a documentação oficial da PGP em <text:a xlink:type="simple" xlink:href="https://github.com/professorgilzamir/pgp" text:style-name="ListLabel_20_4" text:visited-style-name="ListLabel_20_4"><text:span text:style-name="Internet_20_link">https://github.com/professorgilzamir/pgp</text:span></text:a>. Na página principal é explicado o que cada grupo de exemplos faz.</text:p>
      <text:p text:style-name="Standard">Mãos à massa!! Espere um pouco! É preciso primeiro saber se o seu computador está preparado para rodar PGP e OpenGL.</text:p>
      <text:list xml:id="list191619552955195" text:continue-numbering="true" text:style-name="WWNum2">
        <text:list-item>
          <text:h text:style-name="P2" text:outline-level="1"><text:bookmark-start text:name="_Toc513346824"/>Requerimentos<text:bookmark-end text:name="_Toc513346824"/></text:h>
        </text:list-item>
      </text:list>
      <text:p text:style-name="Standard">Para rodar os exemplos disponíveis no sitio do projeto, qualquer computador com suporte a OpenGL 2.1 pode ser utilizado. Os sistemas operacionais recomendados são GNU/Linux e MacOSX. Contudo, os exemplos também funcionam no Windows 10 e há suporte para compilação neste sistema operacional com a ajuda de software de terceiro. Veja como rodar PGP no seu computador em <text:a xlink:type="simple" xlink:href="https://github.com/professorgilzamir/pgp/blob/master/src/README.md" text:style-name="ListLabel_20_4" text:visited-style-name="ListLabel_20_4"><text:span text:style-name="Internet_20_link">https://github.com/professorgilzamir/pgp/blob/master/src/README.md</text:span></text:a>. </text:p>
      <text:list xml:id="list191621206787399" text:continue-numbering="true" text:style-name="WWNum2">
        <text:list-item>
          <text:h text:style-name="P2" text:outline-level="1"><text:bookmark-start text:name="_Toc513346825"/><text:soft-page-break/>Arquitetura do Programa com <text:span text:style-name="T4">ShaderProxy</text:span><text:bookmark-end text:name="_Toc513346825"/></text:h>
        </text:list-item>
      </text:list>
      <text:p text:style-name="Standard">A arquitetura de uma aplicação usando PGP segue o objetivo de diminuir a quantidade de código necessária para se realizara comunicação entre OpenGL e GLSL. A Figura 1 mostra que um programa em OpenGL deve mapear seus dados diretamente para GLSL por meio de atributos (dados que variam entre vértices) e dados uniformes (que não variam entre vértices). Observe que dados qualificados com <text:span text:style-name="T4">varying</text:span> não são da alçada de PGP, pois são dados trocados entre <text:span text:style-name="T4">VertexShader </text:span>e <text:span text:style-name="T4">FragmentShader</text:span>. O problema da arquitetura na Figura 1, é que o programa cliente em OpenGL deve realizar todo o trabalho burocrático de mapeamento de dados de diferentes tipos entre OpenGL e GLSL. <text:s/>A solução para isso é ilustrada na Figura 2.</text:p>
      <text:p text:style-name="Standard"><draw:g text:anchor-type="paragraph" draw:z-index="3" draw:name="Agrupar 38" draw:style-name="gr4"><draw:g draw:name="Agrupar 17" draw:style-name="gr5"><draw:g draw:name="Agrupar 14" draw:style-name="gr5"><draw:custom-shape draw:name="Retângulo Arredondado 1" draw:style-name="gr6" draw:text-style-name="P25" svg:width="9.868cm" svg:height="7.737cm" svg:x="6.339cm" svg:y="0.51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Caixa de Texto 2" draw:style-name="gr7" draw:text-style-name="P27" svg:width="5.635cm" svg:height="0.918cm" svg:x="8.385cm" svg:y="1.082cm"><text:p text:style-name="P26"><text:span text:style-name="T12">PROGRAMA GLS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aixa de Texto 4" draw:style-name="gr8" draw:text-style-name="P27" svg:width="3.077cm" svg:height="2.267cm" svg:x="6.909cm" svg:y="3.122cm"><text:p text:style-name="P26"><text:span text:style-name="T12">VertexShad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aixa de Texto 5" draw:style-name="gr9" draw:text-style-name="P27" svg:width="3.611cm" svg:height="2.267cm" svg:x="12.421cm" svg:y="3.122cm"><text:p text:style-name="P26"><text:span text:style-name="T12">FragmentShad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ector de Seta Reta 6" draw:style-name="gr10" draw:text-style-name="P28" svg:width="2.435cm" svg:height="0.01cm" svg:x="9.985cm" svg:y="4.24cm"><text:p/><draw:enhanced-geometry draw:mirror-horizontal="false" draw:mirror-vertical="true" svg:viewBox="0 0 21600 21600" draw:type="mso-spt32" draw:enhanced-path="M 0 0 L 21600 21600 N"/></draw:custom-shape><draw:custom-shape draw:name="Caixa de Texto 7" draw:style-name="gr11" draw:text-style-name="P29" svg:width="1.883cm" svg:height="0.752cm" svg:x="10.156cm" svg:y="3.491cm"><text:p text:style-name="P26"><text:span text:style-name="T13">varying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tângulo Arredondado 8" draw:style-name="gr12" draw:text-style-name="P30" svg:width="2.151cm" svg:height="1.04cm" svg:x="10.093cm" svg:y="6.675cm"><text:p text:style-name="P26"><text:span text:style-name="T14">Uniforms</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Conector de Seta Reta 9" draw:style-name="gr13" draw:text-style-name="P28" svg:width="1.154cm" svg:height="1.283cm" svg:x="11.409cm" svg:y="5.385cm"><text:p/><draw:enhanced-geometry draw:mirror-horizontal="false" draw:mirror-vertical="true" svg:viewBox="0 0 21600 21600" draw:type="mso-spt32" draw:enhanced-path="M 0 0 L 21600 21600 N"/></draw:custom-shape><draw:custom-shape draw:name="Conector de Seta Reta 10" draw:style-name="gr14" draw:text-style-name="P28" svg:width="1.616cm" svg:height="1.283cm" svg:x="9.31cm" svg:y="5.385cm"><text:p/><draw:enhanced-geometry draw:mirror-horizontal="true" draw:mirror-vertical="true" svg:viewBox="0 0 21600 21600" draw:type="mso-spt32" draw:enhanced-path="M 0 0 L 21600 21600 N"/></draw:custom-shape><draw:custom-shape draw:name="Retângulo Arredondado 11" draw:style-name="gr15" draw:text-style-name="P27" svg:width="3.135cm" svg:height="3.022cm" svg:x="-0.263cm" svg:y="2.653cm"><text:p text:style-name="P26"><text:span text:style-name="T13">Dados manipulados em C++ OpenGL</text:span></text:p><text:p text:style-name="P26"><text:span text:style-name="T13"/></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Conector de Seta Reta 12" draw:style-name="gr16" draw:text-style-name="P28" svg:width="4.204cm" svg:height="2.008cm" svg:x="2.819cm" svg:y="1.745cm"><text:p/><draw:enhanced-geometry draw:mirror-horizontal="false" draw:mirror-vertical="true" svg:viewBox="0 0 21600 21600" draw:type="mso-spt32" draw:enhanced-path="M 0 0 L 21600 21600 N"/></draw:custom-shape><draw:custom-shape draw:name="Caixa de Texto 13" draw:style-name="gr17" draw:text-style-name="P29" svg:width="2.218cm" svg:height="0.754cm" draw:transform="skewX (-0.0956440430092893) rotate (0.439648438577372) translate (3.71298611111111cm 2.71638888888889cm)"><text:p text:style-name="P26"><text:span text:style-name="T13">mapei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Conector de Seta Reta 16" draw:style-name="gr18" draw:text-style-name="P28" svg:width="7.113cm" svg:height="3.41cm" svg:x="2.873cm" svg:y="3.756cm"><text:p/><draw:enhanced-geometry draw:mirror-horizontal="false" draw:mirror-vertical="false" svg:viewBox="0 0 21600 21600" draw:type="mso-spt32" draw:enhanced-path="M 0 0 L 21600 21600 N"/></draw:custom-shape></draw:g><draw:custom-shape draw:name="Retângulo Arredondado 35" draw:style-name="gr19" draw:text-style-name="P30" svg:width="2.364cm" svg:height="1.04cm" svg:x="5.695cm" svg:y="0.704cm"><text:p text:style-name="P26"><text:span text:style-name="T14">Attribute</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text:p>
      <text:p text:style-name="Standard"/>
      <text:p text:style-name="Standard"/>
      <text:p text:style-name="Standard"><draw:custom-shape text:anchor-type="paragraph" draw:z-index="4" draw:name="Conector de Seta Reta 36" draw:style-name="gr20" draw:text-style-name="P31" svg:width="0.669cm" svg:height="1.385cm" svg:x="7.14cm" svg:y="0.194cm"><text:p/><draw:enhanced-geometry draw:mirror-horizontal="false" draw:mirror-vertical="false" svg:viewBox="0 0 21600 21600" draw:type="mso-spt32" draw:enhanced-path="M 0 0 L 21600 21600 N"/></draw:custom-shape></text:p>
      <text:p text:style-name="Standard"/>
      <text:p text:style-name="Standard"/>
      <text:p text:style-name="Standard"/>
      <text:p text:style-name="Standard"/>
      <text:p text:style-name="Standard"><draw:custom-shape text:anchor-type="paragraph" draw:z-index="2" draw:name="Caixa de Texto 34" draw:style-name="gr3" draw:text-style-name="P24" svg:width="2.17cm" svg:height="0.754cm" draw:transform="rotate (-0.420100750955035) translate (4.34975cm -0.306916666666667cm)"><text:p text:style-name="P16"><text:span text:style-name="T6">mapeia</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draw:custom-shape text:anchor-type="paragraph" draw:z-index="1" draw:name="Caixa de Texto 33" draw:style-name="gr2" draw:text-style-name="P23" svg:width="16.197cm" svg:height="0.341cm" svg:x="-0.168cm" svg:y="0.527cm"><text:p text:style-name="P21">Figura <text:sequence text:ref-name="refIllustration0" text:name="Illustration" text:formula="ooow:Illustration+1" style:num-format="1">1</text:sequence>. Arquitetura de uma aplicação OpenGL típica sem PGP.</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draw:g text:anchor-type="paragraph" draw:z-index="5" draw:name="Agrupar 39" draw:style-name="gr21"><draw:g draw:name="Agrupar 40" draw:style-name="gr5"><draw:g draw:name="Agrupar 41" draw:style-name="gr5"><draw:custom-shape draw:name="Retângulo Arredondado 42" draw:style-name="gr6" draw:text-style-name="P25" svg:width="9.868cm" svg:height="7.737cm" svg:x="6.613cm" svg:y="0.005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Caixa de Texto 43" draw:style-name="gr7" draw:text-style-name="P27" svg:width="5.635cm" svg:height="0.918cm" svg:x="8.659cm" svg:y="0.577cm"><text:p text:style-name="P26"><text:span text:style-name="T12">PROGRAMA GLS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aixa de Texto 44" draw:style-name="gr8" draw:text-style-name="P27" svg:width="3.077cm" svg:height="2.267cm" svg:x="7.183cm" svg:y="2.619cm"><text:p text:style-name="P26"><text:span text:style-name="T12">VertexShad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aixa de Texto 45" draw:style-name="gr9" draw:text-style-name="P27" svg:width="3.611cm" svg:height="2.267cm" svg:x="12.695cm" svg:y="2.619cm"><text:p text:style-name="P26"><text:span text:style-name="T12">FragmentShad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ector de Seta Reta 46" draw:style-name="gr10" draw:text-style-name="P28" svg:width="2.435cm" svg:height="0.01cm" svg:x="10.259cm" svg:y="3.738cm"><text:p/><draw:enhanced-geometry draw:mirror-horizontal="false" draw:mirror-vertical="true" svg:viewBox="0 0 21600 21600" draw:type="mso-spt32" draw:enhanced-path="M 0 0 L 21600 21600 N"/></draw:custom-shape><draw:custom-shape draw:name="Caixa de Texto 47" draw:style-name="gr11" draw:text-style-name="P29" svg:width="1.883cm" svg:height="0.752cm" svg:x="10.43cm" svg:y="2.988cm"><text:p text:style-name="P26"><text:span text:style-name="T13">varying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tângulo Arredondado 48" draw:style-name="gr12" draw:text-style-name="P30" svg:width="2.151cm" svg:height="1.04cm" svg:x="10.366cm" svg:y="6.172cm"><text:p text:style-name="P26"><text:span text:style-name="T14">Uniforms</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Conector de Seta Reta 49" draw:style-name="gr13" draw:text-style-name="P28" svg:width="1.154cm" svg:height="1.283cm" svg:x="11.682cm" svg:y="4.882cm"><text:p/><draw:enhanced-geometry draw:mirror-horizontal="false" draw:mirror-vertical="true" svg:viewBox="0 0 21600 21600" draw:type="mso-spt32" draw:enhanced-path="M 0 0 L 21600 21600 N"/></draw:custom-shape><draw:custom-shape draw:name="Conector de Seta Reta 50" draw:style-name="gr14" draw:text-style-name="P28" svg:width="1.616cm" svg:height="1.283cm" svg:x="9.583cm" svg:y="4.882cm"><text:p/><draw:enhanced-geometry draw:mirror-horizontal="true" draw:mirror-vertical="true" svg:viewBox="0 0 21600 21600" draw:type="mso-spt32" draw:enhanced-path="M 0 0 L 21600 21600 N"/></draw:custom-shape><draw:custom-shape draw:name="Retângulo Arredondado 51" draw:style-name="gr22" draw:text-style-name="P27" svg:width="4.61cm" svg:height="1.631cm" svg:x="-0.478cm" svg:y="5.962cm"><text:p text:style-name="P26"><text:span text:style-name="T13">Dados manipulados em C++ OpenGL</text:span></text:p><text:p text:style-name="P26"><text:span text:style-name="T13"/></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Conector de Seta Reta 52" draw:style-name="gr23" draw:text-style-name="P28" svg:width="3.163cm" svg:height="1.743cm" svg:x="4.133cm" svg:y="1.241cm"><text:p/><draw:enhanced-geometry draw:mirror-horizontal="false" draw:mirror-vertical="true" svg:viewBox="0 0 21600 21600" draw:type="mso-spt32" draw:enhanced-path="M 0 0 L 21600 21600 N"/></draw:custom-shape><draw:custom-shape draw:name="Caixa de Texto 53" draw:style-name="gr24" draw:text-style-name="P29" svg:width="2.248cm" svg:height="0.743cm" draw:transform="skewX (-0.118158790360016) rotate (0.567581072748556) translate (4.46440277777778cm 2.11843055555556cm)"><text:p text:style-name="P26"><text:span text:style-name="T13">mapei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Conector de Seta Reta 54" draw:style-name="gr25" draw:text-style-name="P28" svg:width="6.125cm" svg:height="3.573cm" svg:x="4.133cm" svg:y="3.088cm"><text:p/><draw:enhanced-geometry draw:mirror-horizontal="false" draw:mirror-vertical="false" svg:viewBox="0 0 21600 21600" draw:type="mso-spt32" draw:enhanced-path="M 0 0 L 21600 21600 N"/></draw:custom-shape></draw:g><draw:custom-shape draw:name="Retângulo Arredondado 55" draw:style-name="gr19" draw:text-style-name="P30" svg:width="2.364cm" svg:height="1.04cm" svg:x="5.969cm" svg:y="0.201cm"><text:p text:style-name="P26"><text:span text:style-name="T14">Attribute</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text:p>
      <text:p text:style-name="Standard"/>
      <text:p text:style-name="Standard"><draw:custom-shape text:anchor-type="paragraph" draw:z-index="7" draw:name="Conector de Seta Reta 57" draw:style-name="gr27" draw:text-style-name="P31" svg:width="1.1cm" svg:height="1.295cm" svg:x="7.414cm" svg:y="0.258cm"><text:p/><draw:enhanced-geometry draw:mirror-horizontal="false" draw:mirror-vertical="false" svg:viewBox="0 0 21600 21600" draw:type="mso-spt32" draw:enhanced-path="M 0 0 L 21600 21600 N"/></draw:custom-shape></text:p>
      <text:p text:style-name="Standard"/>
      <text:p text:style-name="Standard"><draw:custom-shape text:anchor-type="paragraph" draw:z-index="8" draw:name="Retângulo Arredondado 58" draw:style-name="gr28" draw:text-style-name="P32" svg:width="4.612cm" svg:height="1.632cm" svg:x="-0.476cm" svg:y="0.162cm"><text:p text:style-name="P17">ShaderProxy</text:p><text:p text:style-name="P17"/><draw:enhanced-geometry draw:text-areas="?f5 ?f5 ?f6 ?f7" draw:mirror-vertical="false" svg:viewBox="0 0 0 0" draw:mirror-horizontal="false"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Standard"/>
      <text:p text:style-name="Standard"><draw:custom-shape text:anchor-type="paragraph" draw:z-index="6" draw:name="Caixa de Texto 56" draw:style-name="gr26" draw:text-style-name="P24" svg:width="2.17cm" svg:height="0.773cm" draw:transform="rotate (-0.549778714378214) translate (5.16995833333333cm -0.181680555555556cm)"><text:p text:style-name="P16"><text:span text:style-name="T6">mapeia</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Caixa de Texto 15" draw:style-name="gr1" draw:text-style-name="P23" svg:width="17.8cm" svg:height="0.341cm" svg:x="-1.496cm" svg:y="5.198cm"><text:p text:style-name="P21">Figura <text:sequence text:ref-name="refIllustration1" text:name="Illustration" text:formula="ooow:Illustration+1" style:num-format="1">2</text:sequence>. Arquitetura de uma aplicação com PGP.</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12" draw:name="Caixa de Texto 62" draw:style-name="gr32" draw:text-style-name="P24" svg:width="2.112cm" svg:height="0.888cm" draw:transform="rotate (2.20627070744603) translate (0.762cm 2.19075cm)"><text:p text:style-name="P16"><text:span text:style-name="T10">Declara uniform</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 draw:name="Conector de Seta Reta 60" draw:style-name="gr30" draw:text-style-name="P31" svg:width="1.486cm" svg:height="1.975cm" svg:x="0.298cm" svg:y="0.249cm"><text:p/><draw:enhanced-geometry draw:mirror-horizontal="true" draw:mirror-vertical="true" svg:viewBox="0 0 21600 21600" draw:type="mso-spt32" draw:enhanced-path="M 0 0 L 21600 21600 N"/></draw:custom-shape><draw:custom-shape text:anchor-type="paragraph" draw:z-index="9" draw:name="Conector de Seta Reta 59" draw:style-name="gr29" draw:text-style-name="P31" svg:width="1.329cm" svg:height="2.087cm" svg:x="1.785cm" svg:y="0.245cm"><text:p/><draw:enhanced-geometry draw:mirror-horizontal="false" draw:mirror-vertical="true" svg:viewBox="0 0 21600 21600" draw:type="mso-spt32" draw:enhanced-path="M 0 0 L 21600 21600 N"/></draw:custom-shape></text:p>
      <text:p text:style-name="Standard"><draw:custom-shape text:anchor-type="paragraph" draw:z-index="11" draw:name="Caixa de Texto 61" draw:style-name="gr31" draw:text-style-name="P24" svg:width="2.112cm" svg:height="0.888cm" draw:transform="rotate (0.949459113084915) translate (2.04258333333333cm 1.16593055555556cm)"><text:p text:style-name="P16"><text:span text:style-name="T10">Declara attribute</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Como mostrado na Figura 2, A aplicação com PGP apenas declara quais dos seus dados correspondem à atributos e quais correspondem à <text:span text:style-name="T4">uniforms</text:span>. O trabalho pesado de criação de <text:span text:style-name="T4">buffer</text:span> e envio de dados para os <text:span text:style-name="T4">buffers</text:span> é feita pela camada <text:span text:style-name="T4">ShaderProxy</text:span>. Assim, o programador pode se concentrar mais na lógica da interação do programa e nas funcionalidades gráficas implementadas nos <text:span text:style-name="T4">shaders </text:span>do que no trabalho burocrático ocasionado pelo mapeamento entre dados OpenGL e GLSLS.</text:p>
      <text:p text:style-name="Standard">A camada <text:span text:style-name="T4">ShaderProxy</text:span> está encapsulada no <text:span text:style-name="T4">namespace shaderutils.</text:span> Além da classe <text:span text:style-name="T4">ShaderProxy </text:span>em si, há vários métodos acessórios que procuram simplificar por meio de parâmetros <text:span text:style-name="T4">default</text:span> as chamadas de métodos equivalentes em <text:span text:style-name="T4">OpenGL</text:span>. A compilação e ligação dos <text:span text:style-name="T4">shaders</text:span>, por exemplo, é automática. Consulte os exemplos e os comentários de código para entender como cada método funciona. A camada <text:span text:style-name="T4">Scene</text:span> está encapsulada no <text:span text:style-name="T4">namespace scene</text:span>.</text:p>
      <text:p text:style-name="Standard"/>
      <text:list xml:id="list191620251748945" text:continue-numbering="true" text:style-name="WWNum2">
        <text:list-item>
          <text:h text:style-name="P2" text:outline-level="1"><text:bookmark-start text:name="_Toc513346826"/>Um Primeiro Exemplo<text:bookmark-end text:name="_Toc513346826"/></text:h>
        </text:list-item>
      </text:list>
      <text:p text:style-name="Standard">A primeira coisa a se fazer para se criar um programa em OpenGL é criar uma versão básica em GLSL de seus <text:span text:style-name="T4">shaders</text:span> e adaptá-la ao longo do desenvolvimento para as necessidades que forem surgindo. Ou então utilizar <text:span text:style-name="T4">shaders</text:span> já desenvolvidos com suporte a gráficos complexos. Para manter as coisas simples, vamos criar um projeto em um diretório separado, nomeado como <text:span text:style-name="T4">exemplo</text:span>. Dentro deste diretório, cole os diretórios <text:span text:style-name="T4">lib</text:span> e <text:span text:style-name="T4">includes</text:span> presentes no repositório da PGP no <text:span text:style-name="T4">Github</text:span>. Crie outro diretório chamado <text:span text:style-name="T4">src</text:span>, onde você salvará os próximos arquivos. <text:s/>Agora siga os próximos passos para realizar um exemplo simples de desenho de um triângulo. </text:p>
      <text:p text:style-name="Standard">Dentro de <text:span text:style-name="T11">exemplo/src</text:span>, salve os seguintes arquivos (disponíveis no repositório da PGP do <text:span text:style-name="T4">Github</text:span>): <text:span text:style-name="T4">Makefile, Makefile.linux, Makefile.windows, Makefile.macosx, scene.hpp, shaderutils.hpp, matrixmath.hpp e utils.hpp. </text:span>Além desses arquivos, adicione os binários das bibliotecas necessárias para OpenGL 2.1 funcionar em seu sistema operacional. Recomendo adicionar no diretório do código-fonte do programa todos seguintes arquivos para ter compatibilidade nos sistemas operacionais<text:span text:style-name="T4"> </text:span>mais usados atualmente: <text:span text:style-name="T5">glew32.dll</text:span>, <text:span text:style-name="T5">libGLEW.a</text:span> e <text:span text:style-name="T5">libglew32.dll.a</text:span>. Estes arquivos podem todos serem encontrados no repositório da PGP no <text:span text:style-name="T4">Github</text:span>.</text:p>
      <text:p text:style-name="Standard">Crie dois arquivos: <text:span text:style-name="T4">shader.vs</text:span> e <text:span text:style-name="T4">shader.fs</text:span>. No primeiro, adicione o código do seu <text:span text:style-name="T4">VertexShader</text:span>:</text:p>
      <text:p text:style-name="Standard"/>
      <text:p text:style-name="Codigo"><text:span text:style-name="T6">#version 120</text:span></text:p>
      <text:p text:style-name="P11"><text:span text:style-name="T6">atribute vec2 posicao;</text:span></text:p>
      <text:p text:style-name="Codigo"><text:span text:style-name="T6">void main(void)</text:span></text:p>
      <text:p text:style-name="Codigo">{ </text:p>
      <text:p text:style-name="Codigo"><text:tab/>//posicao final do ponto</text:p>
      <text:p text:style-name="Codigo"><text:tab/>gl_Position = vec4(posicao, 0, 1); </text:p>
      <text:p text:style-name="Codigo">}</text:p>
      <text:p text:style-name="Codigo"/>
      <text:p text:style-name="Standard">No segundo arquivo, coloque o código do <text:span text:style-name="T4">Fragment Shader</text:span>:</text:p>
      <text:p text:style-name="Codigo"><text:soft-page-break/></text:p>
      <text:p text:style-name="Codigo">#version 120</text:p>
      <text:p text:style-name="Codigo"/>
      <text:p text:style-name="Codigo">void main(void)</text:p>
      <text:p text:style-name="Codigo">{</text:p>
      <text:p text:style-name="Codigo"><text:tab/>//Define a cor do pixel como vermelho</text:p>
      <text:p text:style-name="Codigo"><text:s text:c="7"/>gl_FragColor = vec4(1.0, 0.0, 0.0, 1.0); </text:p>
      <text:p text:style-name="Codigo">}</text:p>
      <text:p text:style-name="P5"/>
      <text:p text:style-name="Standard">Agora crie um arquivo <text:span text:style-name="T4">ex.cpp <text:s/></text:span>dentro de <text:span text:style-name="T4">exemplo/src, </text:span>que conterá o código de nosso programa. Para utilizar a interface <text:span text:style-name="T4">ShaderProxy</text:span>, deve-se incluir em <text:span text:style-name="T4">ex.cpp </text:span>o cabeçalho <text:span text:style-name="T4">shaderutils.hpp</text:span>:</text:p>
      <text:p text:style-name="P8"/>
      <text:p text:style-name="Codigo">#include “shaderutils.hpp”</text:p>
      <text:p text:style-name="Codigo"/>
      <text:p text:style-name="Standard">Além disso, para facilitar a digitação do código, pode-se declarar o uso do espaço de nome <text:span text:style-name="T4">shaderutils</text:span>:</text:p>
      <text:p text:style-name="Standard"/>
      <text:p text:style-name="Codigo">using <text:s/>namespace <text:s/>shaderutils;</text:p>
      <text:p text:style-name="Codigo"/>
      <text:p text:style-name="Standard">Em seguida, declaramos em escopo global a variável do tipo <text:span text:style-name="T4">ShaderProxy</text:span> que fará a comunicação entre OpenGL e GLSLS:</text:p>
      <text:p text:style-name="P5"/>
      <text:p text:style-name="Codigo">ShaderProxy *<text:span text:style-name="T4">proxy = 0</text:span>;</text:p>
      <text:p text:style-name="Codigo"/>
      <text:p text:style-name="Standard">Crie o vetor que contém os dados do triângulo que queremos desenhar:</text:p>
      <text:p text:style-name="Codigo"/>
      <text:p text:style-name="Codigo"><text:span text:style-name="T6">GLfloat pontos[] = {</text:span></text:p>
      <text:p text:style-name="Codigo"><text:span text:style-name="T6"><text:s text:c="17"/>0.0f, 0.0f,</text:span></text:p>
      <text:p text:style-name="Codigo"><text:span text:style-name="T6"><text:s text:c="17"/>0.5f, 0.0f,</text:span></text:p>
      <text:p text:style-name="Codigo"><text:span text:style-name="T6"><text:s text:c="17"/></text:span>0.0f, 0.5f</text:p>
      <text:p text:style-name="Codigo">};</text:p>
      <text:p text:style-name="Codigo"/>
      <text:p text:style-name="Standard">Depois crie uma função na qual criaremos o objeto <text:span text:style-name="T4">ShaderProxy</text:span> e realizaremos a declaração do atributo GLSL que deve ser mapeado <text:s/>aos pontos do triângulo que queremos desenhar:</text:p>
      <text:p text:style-name="Standard"/>
      <text:p text:style-name="Codigo"><text:span text:style-name="T6">void init() {</text:span></text:p>
      <text:p text:style-name="Codigo"><text:span text:style-name="T6"><text:tab/></text:span></text:p>
      <text:p text:style-name="Codigo"><text:span text:style-name="T6"><text:tab/>proxy = new ShaderProxy(genProgram("shader.vs", "shader.fs"));</text:span></text:p>
      <text:p text:style-name="Codigo"><text:span text:style-name="T6"><text:tab/> </text:span></text:p>
      <text:p text:style-name="Codigo"><text:span text:style-name="T6"><text:tab/></text:span>proxy-&gt;setAttribute("posicao", pontos, sizeof(pontos), 2);</text:p>
      <text:p text:style-name="Codigo">}</text:p>
      <text:p text:style-name="Codigo"/>
      <text:p text:style-name="Standard">Para criar uma instância do objeto <text:span text:style-name="T4">ShaderProxy</text:span>, deve-se antes criar um programa GLSL e <text:s/>informar o identificador do programa GLSL no construtor da classe <text:span text:style-name="T4">ShaderProxy</text:span>. A função <text:span text:style-name="T4">genProgram</text:span> (disponível em <text:span text:style-name="T4">shaderutils.hpp</text:span>) compila e liga os <text:span text:style-name="T4">shaders</text:span> cujos caminhos são indicados com duas <text:span text:style-name="T4">strings</text:span> como argumento.</text:p>
      <text:p text:style-name="Standard">O próximo passo é a criação de uma função que invocará as funções necessárias para limpar a tela e desenhar o nosso triângulo:</text:p>
      <text:p text:style-name="P5"/>
      <text:p text:style-name="Codigo"><text:span text:style-name="T6">void onDraw() {</text:span></text:p>
      <text:p text:style-name="Codigo"><text:span text:style-name="T6"><text:tab/>glClearColor(0.8, 0.8, 0.8, 1.0);</text:span></text:p>
      <text:p text:style-name="Codigo"><text:span text:style-name="T6"><text:s text:c="8"/>glClear(GL_COLOR_BUFFER_BIT);</text:span></text:p>
      <text:p text:style-name="Codigo"><text:soft-page-break/>//Ativa o programa do proxy</text:p>
      <text:p text:style-name="Codigo"><text:tab/>proxy-&gt;useProgram();</text:p>
      <text:p text:style-name="Codigo">//desenha os pontos como um triângulo</text:p>
      <text:p text:style-name="Codigo"><text:s text:c="6"/><text:tab/><text:span text:style-name="T6">proxy-&gt;drawArrays(GL_TRIANGLES);</text:span></text:p>
      <text:p text:style-name="Codigo"><text:span text:style-name="T6"><text:tab/>glutSwapBuffers();</text:span></text:p>
      <text:p text:style-name="Codigo">}</text:p>
      <text:p text:style-name="Codigo"/>
      <text:p text:style-name="Standard">Finalmente, criamos o contexto gráfico necessário para o nosso programa:</text:p>
      <text:p text:style-name="P12"/>
      <text:p text:style-name="P12"><text:span text:style-name="T6">int main(int argc, char **argv) {</text:span></text:p>
      <text:p text:style-name="P12"><text:span text:style-name="T6"><text:tab/>glutInit(&amp;argc, argv);</text:span></text:p>
      <text:p text:style-name="P12"><text:span text:style-name="T6"><text:tab/>glutInitDisplayMode(GLUT_RGBA|GLUT_DOUBLE);</text:span></text:p>
      <text:p text:style-name="P12"><text:span text:style-name="T6"><text:tab/>glutInitWindowSize(400, 400);</text:span></text:p>
      <text:p text:style-name="P12"><text:span text:style-name="T6"><text:tab/>glutCreateWindow("Hello ShaderProxy");</text:span></text:p>
      <text:p text:style-name="P13"/>
      <text:p text:style-name="P12"><text:span text:style-name="T6"><text:tab/>init();</text:span></text:p>
      <text:p text:style-name="P13"/>
      <text:p text:style-name="P12"><text:span text:style-name="T6"><text:tab/>glutDisplayFunc(onDraw);</text:span></text:p>
      <text:p text:style-name="P12"><text:span text:style-name="T6"><text:tab/>glutMainLoop();</text:span></text:p>
      <text:p text:style-name="P13"/>
      <text:p text:style-name="P12"><text:span text:style-name="T6"><text:tab/>proxy-&gt;close();</text:span></text:p>
      <text:p text:style-name="P12"><text:span text:style-name="T6"><text:tab/></text:span>delete proxy;</text:p>
      <text:p text:style-name="P12"><text:tab/>proxy = 0;</text:p>
      <text:p text:style-name="P12"><text:tab/>return 1;</text:p>
      <text:p text:style-name="P12">}</text:p>
      <text:p text:style-name="P12"/>
      <text:p text:style-name="Standard">Utilizamos GLUT como gerenciador de janelas neste exemplo. O código completo se encontra em <text:a xlink:type="simple" xlink:href="http://github.com/professorgilzamir/pgp/src/exemplo" text:style-name="ListLabel_20_4" text:visited-style-name="ListLabel_20_4"><text:span text:style-name="Internet_20_link">http://github.com/professorgilzamir/pgp/src/exemplo</text:span></text:a>.</text:p>
      <text:p text:style-name="Standard">Além do exemplo usado neste tutorial, o repositório de código da PGP possui muitos outros exemplos divididos em capítulos. Explore os capítulos de forma progressiva, do diretório cap1_ex* <text:s/>ao diretório cap10_ex*, para perceber diferentes funcionalidades em ação.</text:p>
      <text:list xml:id="list191620059317559" text:continue-numbering="true" text:style-name="WWNum2">
        <text:list-item>
          <text:h text:style-name="P2" text:outline-level="1"><text:bookmark-start text:name="_Toc513346827"/>Utilizando a camada Scene: a classe <text:span text:style-name="T4">ShadedObject</text:span><text:bookmark-end text:name="_Toc513346827"/></text:h>
        </text:list-item>
      </text:list>
      <text:p text:style-name="Standard">Se quisermos adicionar transformações de forma rápida no exemplo anterior, podemos utilizar a classe <text:span text:style-name="T4">ShadedObject</text:span>. Um objeto <text:span text:style-name="T4">ShadedObject</text:span> é associado a <text:span text:style-name="T4">ShaderProxy</text:span> e a um objeto de dados interno que facilita a realização de transformações geométricas e de cálculos de iluminação no objeto. Contudo, o objeto interno trabalha com informações tridimensionais, mesmo se quisermos apenas desenhar um triângulo.</text:p>
      <text:p text:style-name="Standard">No exemplo desta seção, vamos alterar o programa anterior de modo que o triângulo gire em torno da origem sempre que uma tecla for pressiona. A primeira coisa a ser alterara é o <text:span text:style-name="T4">vertex shader</text:span> (arquivo <text:span text:style-name="T4">shader.vs</text:span>). No <text:span text:style-name="T4">vertex shader</text:span>, precisamos adicionar uma matriz que representará a transformação de rotação:</text:p>
      <text:p text:style-name="Standard"/>
      <text:p text:style-name="Codigo"><text:span text:style-name="T6">#version 120</text:span></text:p>
      <text:p text:style-name="P10"/>
      <text:p text:style-name="Codigo"><text:span text:style-name="T6">attribute vec2 posicao;</text:span></text:p>
      <text:p text:style-name="Codigo"><text:span text:style-name="T6">uniform mat4 transform;</text:span></text:p>
      <text:p text:style-name="P10"/>
      <text:p text:style-name="Codigo"><text:span text:style-name="T6">void main() </text:span></text:p>
      <text:p text:style-name="Codigo"><text:span text:style-name="T6">{</text:span></text:p>
      <text:p text:style-name="Codigo"><text:span text:style-name="T6"><text:tab/>gl_Position = transform * vec4(posicao, 0, 1);</text:span></text:p>
      <text:p text:style-name="Codigo"><text:soft-page-break/>}</text:p>
      <text:p text:style-name="Codigo"/>
      <text:p text:style-name="Standard">O nome da matriz adicionada foi <text:span text:style-name="T4">tranform</text:span> e é do tipo matrix 4x4, representada por <text:span text:style-name="T4">mat4</text:span>.</text:p>
      <text:p text:style-name="Standard"/>
      <text:p text:style-name="Standard">O <text:span text:style-name="T4">fragmente shader </text:span>não precisa ser alterado. Precisamos agora alterar o arquivo <text:span text:style-name="T4">ex.cpp</text:span>. Neste arquivo, adicione o cabeçalho <text:span text:style-name="T4">scene.hpp</text:span>:</text:p>
      <text:p text:style-name="Codigo"/>
      <text:p text:style-name="Codigo">#include “scene.hpp”</text:p>
      <text:p text:style-name="Codigo"/>
      <text:p text:style-name="Standard">Ainda em <text:span text:style-name="T4">ex.cpp</text:span>, declare o <text:span text:style-name="T4">namespace</text:span> <text:span text:style-name="T4">scene</text:span>:</text:p>
      <text:p text:style-name="P5"/>
      <text:p text:style-name="Codigo">using namespace scene;</text:p>
      <text:p text:style-name="Codigo"/>
      <text:p text:style-name="Standard">Continuando no arquivo <text:span text:style-name="T4">ex.</text:span>cpp, em escopo global e depois da declaração do <text:span text:style-name="T4">namespace scene</text:span>, declare a variável <text:span text:style-name="T4">triangle </text:span>e a inicialize com o valor zero:</text:p>
      <text:p text:style-name="P5"/>
      <text:p text:style-name="Codigo">ShadedObject *triangle = 0;</text:p>
      <text:p text:style-name="Codigo"><text:tab/></text:p>
      <text:p text:style-name="Standard">No método <text:span text:style-name="T4">init</text:span>, criamos o objeto <text:span text:style-name="T4">ShadedObject</text:span> depois da criação e configuração do objeto <text:span text:style-name="T4">ShaderProxy</text:span>. Depois de criarmos o objeto <text:span text:style-name="T4">ShaderProxy </text:span>e atribuirmos para o ponteiro <text:span text:style-name="T4">triangle</text:span>, devemos indicar que qualquer transformação no objeto deve afetar a variável <text:span text:style-name="T4">transform </text:span>declarada e usada em nosso <text:span text:style-name="T4">vertex.vs</text:span>. Isso é feito alterando a variável <text:span text:style-name="T4">transformName</text:span> do objeto <text:span text:style-name="T4">ShadedObject</text:span>. O método <text:span text:style-name="T4">init</text:span> modificado completo fica do seguinte modo:</text:p>
      <text:p text:style-name="Standard"/>
      <text:p text:style-name="Codigo">void init() {</text:p>
      <text:p text:style-name="P11"><text:s text:c="9"/><text:span text:style-name="T6">proxy = new ShaderProxy(genProgram("shader.vs", "shader.fs"));</text:span></text:p>
      <text:p text:style-name="Codigo"><text:span text:style-name="T6"><text:tab/> </text:span>proxy-&gt;useProgram();</text:p>
      <text:p text:style-name="Codigo"><text:tab/> proxy-&gt;setAttribute("posicao", pontos, sizeof(pontos), 2);</text:p>
      <text:p text:style-name="Codigo"><text:tab/> <text:span text:style-name="T6">triangle = new ShadedObject("triangle", proxy);</text:span></text:p>
      <text:p text:style-name="Codigo"><text:span text:style-name="T6"><text:tab/> </text:span>triangle-&gt;transformName = "transform";</text:p>
      <text:p text:style-name="Codigo"><text:tab/> triangle-&gt;update();</text:p>
      <text:p text:style-name="Codigo">}</text:p>
      <text:p text:style-name="Codigo"/>
      <text:p text:style-name="Standard">Agora vamos criar uma nova função que será executada sempre que qualquer tecla do teclado for pressionada. Chamaremos essa função de <text:span text:style-name="T4">onKeyPress</text:span>. O método <text:span text:style-name="T4">onKeyPress</text:span> realiza uma rotação no triângulo. Para uma rotação no plano bidimensional, deve-se realizar a função <text:span text:style-name="T4">rotateZ(ângulo_rotacao) </text:span>do objeto <text:span text:style-name="T4">ShadedObject</text:span> que se quer rotacionar:</text:p>
      <text:p text:style-name="Standard"/>
      <text:p text:style-name="Codigo"><text:span text:style-name="T6">void onKeyPress(unsigned char key, int x, int y){</text:span></text:p>
      <text:p text:style-name="Codigo"><text:span text:style-name="T6"><text:tab/>triangle-&gt;data.rotateZ(1);</text:span></text:p>
      <text:p text:style-name="Codigo"><text:span text:style-name="T6"><text:tab/>triangle-&gt;update();</text:span></text:p>
      <text:p text:style-name="Codigo"><text:span text:style-name="T6"><text:tab/></text:span>glutPostRedisplay();</text:p>
      <text:p text:style-name="Codigo">}</text:p>
      <text:p text:style-name="Codigo"/>
      <text:p text:style-name="Standard">Observe que, uma vez que associamos o <text:span text:style-name="T4">ShaderProxy</text:span> ao objeto <text:span text:style-name="T4">ShadedObject</text:span> apontado por <text:span text:style-name="T4">triangle</text:span>, toda transformação que for feita por meio de <text:span text:style-name="T4">triangle</text:span> afetará o resultado final dos dados mapeados pelo <text:span text:style-name="T4">ShadedProxy</text:span> relacionado.</text:p>
      <text:p text:style-name="Standard">Finalmente, alteramos o método <text:span text:style-name="T4">main</text:span> apenas para registrar que a função <text:span text:style-name="T4">onKeyPress </text:span><text:s/>deve ser executada sempre que uma tecla for pressionada:</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5"/>
      <text:p text:style-name="P5"/>
      <text:p text:style-name="Codigo"><text:span text:style-name="T6">int main(int argc, char **argv) {</text:span></text:p>
      <text:p text:style-name="Codigo"><text:span text:style-name="T6"><text:tab/>glutInit(&amp;argc, argv);</text:span></text:p>
      <text:p text:style-name="Codigo"><text:span text:style-name="T6"><text:tab/>glutInitDisplayMode(GLUT_RGBA|GLUT_DOUBLE);</text:span></text:p>
      <text:p text:style-name="Codigo"><text:span text:style-name="T6"><text:tab/>glutInitWindowSize(400, 400);</text:span></text:p>
      <text:p text:style-name="Codigo"><text:span text:style-name="T6"><text:tab/>glutCreateWindow("Hello ShaderProxy");</text:span></text:p>
      <text:p text:style-name="P10"/>
      <text:p text:style-name="Codigo"><text:span text:style-name="T6"><text:tab/>init();</text:span></text:p>
      <text:p text:style-name="P10"/>
      <text:p text:style-name="Codigo"><text:span text:style-name="T6"><text:tab/>glutDisplayFunc(onDraw);</text:span></text:p>
      <text:p text:style-name="Codigo"><text:span text:style-name="T6"><text:tab/>glutKeyboardFunc(onKeyPress);</text:span></text:p>
      <text:p text:style-name="Codigo"><text:span text:style-name="T6"><text:tab/>glutMainLoop();</text:span></text:p>
      <text:p text:style-name="P10"/>
      <text:p text:style-name="Codigo"><text:span text:style-name="T6"><text:tab/>delete triangle;</text:span></text:p>
      <text:p text:style-name="Codigo"><text:span text:style-name="T6"><text:tab/>triangle = 0;</text:span></text:p>
      <text:p text:style-name="P10"/>
      <text:p text:style-name="Codigo"><text:span text:style-name="T6"><text:tab/>proxy-&gt;close();</text:span></text:p>
      <text:p text:style-name="Codigo"><text:span text:style-name="T6"><text:tab/></text:span>delete proxy;</text:p>
      <text:p text:style-name="Codigo"><text:tab/>proxy = 0;</text:p>
      <text:p text:style-name="Codigo"><text:tab/>return 1;</text:p>
      <text:p text:style-name="Codigo">}</text:p>
      <text:p text:style-name="Codigo"/>
      <text:p text:style-name="Standard">O código completo se encontra em <text:a xlink:type="simple" xlink:href="http://github.com/professorgilzamir/pgp/src/exemplo_objeto" text:style-name="ListLabel_20_4" text:visited-style-name="ListLabel_20_4"><text:span text:style-name="Internet_20_link">http://github.com/professorgilzamir/pgp/src/exemplo_objeto</text:span></text:a>.</text:p>
      <text:p text:style-name="P11"/>
      <text:list xml:id="list191621334992667" text:continue-numbering="true" text:style-name="WWNum2">
        <text:list-item>
          <text:h text:style-name="P2" text:outline-level="1"><text:bookmark-start text:name="_Toc513346828"/>Utilizando a camada Scene: a classe Camera<text:bookmark-end text:name="_Toc513346828"/></text:h>
        </text:list-item>
      </text:list>
      <text:p text:style-name="Standard">Podemos ainda alterar detalhes de nossa visualização, como a forma de projeção dos objetos a serem desenhados. Para manter a simplicidade do código, continuaremos com o exemplo bidimensional de desenhar um triângulo. Continuando o exemplo da Seção 11, vamos criar uma câmera que altera a escala das medidas das coordenadas da OpenGL. Por padrão, os valores de coordenadas devem variar no intervalo [-1, 1] em cada dimensão. Para alterarmos isso no caso bidimensional, vamos utilizar uma câmera com projeção ortográfica. Mas primeiramente vamos alterar o nosso <text:span text:style-name="T4">VertexShader </text:span>par:</text:p>
      <text:p text:style-name="Standard"/>
      <text:p text:style-name="Codigo">#version 120</text:p>
      <text:p text:style-name="Codigo"/>
      <text:p text:style-name="Codigo">attribute vec2 posicao;</text:p>
      <text:p text:style-name="Codigo"><text:span text:style-name="T6">uniform mat4 transform;</text:span></text:p>
      <text:p text:style-name="Codigo"><text:span text:style-name="T6">uniform mat4 view;</text:span></text:p>
      <text:p text:style-name="Codigo"><text:span text:style-name="T6">uniform mat4 projection;</text:span></text:p>
      <text:p text:style-name="P10"/>
      <text:p text:style-name="Codigo"><text:soft-page-break/><text:span text:style-name="T6">void main() </text:span></text:p>
      <text:p text:style-name="Codigo"><text:span text:style-name="T6">{</text:span></text:p>
      <text:p text:style-name="Codigo"><text:span text:style-name="T6"><text:s text:c="3"/>gl_Position = projection * view * transform * vec4(posicao, -1, 1);</text:span></text:p>
      <text:p text:style-name="Codigo">}</text:p>
      <text:p text:style-name="Codigo"/>
      <text:p text:style-name="Standard">Para trabalharmos com câmera, nosso <text:span text:style-name="T4">shader </text:span>precisa ter duas matrizes: <text:span text:style-name="T4">view </text:span>e <text:span text:style-name="T4">projection</text:span>. Estas matrizes definem a orientação e a posição da câmera, no caso da <text:span text:style-name="T4">view</text:span>, e o tipo de projeção realizada pela câmera, no caso, a matriz <text:span text:style-name="T4">projection</text:span>. Agora, precisamos alterar o arquivo <text:span text:style-name="T4">ex.cpp</text:span> de modo a criarmos o objeto Camera que altera estas variáveis. Dessa forma, depois da declaração da variável do tipo <text:span text:style-name="T4">ShadedObject*</text:span>, declare a variável que apontará para a nossa câmera:</text:p>
      <text:p text:style-name="Codigo"/>
      <text:p text:style-name="Codigo">Camera *camera = 0;</text:p>
      <text:p text:style-name="Codigo"/>
      <text:p text:style-name="Standard">Vamos mudar a escala do intervalo de valores das coordenadas, no lugar de trabalharmos com coordenadas variando no intervalo [-1, 1], iremos trabalhar com valores de coordenadas no intervalo [-100, 100]. Antes disso, altere os dados do nosso triângulo para que suas coordenadas correspondam ao novo intervalo:</text:p>
      <text:p text:style-name="Standard"/>
      <text:p text:style-name="Codigo"><text:span text:style-name="T6">GLfloat pontos[] = {</text:span></text:p>
      <text:p text:style-name="Codigo"><text:span text:style-name="T6"><text:tab/>0.0f, 0.0f,</text:span></text:p>
      <text:p text:style-name="Codigo"><text:span text:style-name="T6"><text:tab/>50.0f, 0.0f,</text:span></text:p>
      <text:p text:style-name="Codigo"><text:span text:style-name="T6"><text:tab/></text:span>50.0f, 50.0f</text:p>
      <text:p text:style-name="Codigo">};</text:p>
      <text:p text:style-name="Codigo"/>
      <text:p text:style-name="Standard">Altere a função <text:span text:style-name="T4">init</text:span> de modo a instanciar a nova câmera e modifica-la para realizar uma projeção ortográfica:</text:p>
      <text:p text:style-name="Standard"/>
      <text:p text:style-name="Codigo"><text:span text:style-name="T6">void init() {</text:span></text:p>
      <text:p text:style-name="Codigo"><text:span text:style-name="T6"><text:tab/> proxy = new ShaderProxy(genProgram("shader.vs", "shader.fs"));</text:span></text:p>
      <text:p text:style-name="Codigo"><text:span text:style-name="T6"><text:tab/> </text:span>proxy-&gt;useProgram();</text:p>
      <text:p text:style-name="Codigo"><text:tab/> proxy-&gt;setAttribute("posicao", pontos, sizeof(pontos), 2);</text:p>
      <text:p text:style-name="Codigo"><text:tab/> <text:span text:style-name="T6">triangle = new ShadedObject("triangle", proxy);</text:span></text:p>
      <text:p text:style-name="Codigo"><text:span text:style-name="T6"><text:tab/> </text:span>triangle-&gt;transformName = "transform";</text:p>
      <text:p text:style-name="Codigo"><text:tab/> triangle-&gt;update();</text:p>
      <text:p text:style-name="Codigo"><text:tab/> camera = new Camera(proxy);</text:p>
      <text:p text:style-name="Codigo"><text:tab/> camera-&gt;setOrtho(-100.0f, 100.0f, -100.0f, 100.0f, 0.001, 1000);</text:p>
      <text:p text:style-name="Codigo"><text:tab/> camera-&gt;update();</text:p>
      <text:p text:style-name="Codigo">}</text:p>
      <text:p text:style-name="P5"/>
      <text:p text:style-name="Standard">Observe que, assim como quando alteramos o objeto <text:span text:style-name="T4">ShadedObject</text:span>, toda vez que alterarmos os dados da câmera, devemos executar o método <text:span text:style-name="T4">update</text:span>. Finalmente, alteramos o método <text:span text:style-name="T4">main</text:span> para desalocar a memória usada pela câmera:</text:p>
      <text:p text:style-name="P5"/>
      <text:p text:style-name="Codigo"><text:span text:style-name="T6">int main(int argc, char **argv) {</text:span></text:p>
      <text:p text:style-name="Codigo"><text:span text:style-name="T6"><text:tab/>glutInit(&amp;argc, argv);</text:span></text:p>
      <text:p text:style-name="Codigo"><text:span text:style-name="T6"><text:tab/>glutInitDisplayMode(GLUT_RGBA|GLUT_DOUBLE);</text:span></text:p>
      <text:p text:style-name="Codigo"><text:span text:style-name="T6"><text:tab/>glutInitWindowSize(400, 400);</text:span></text:p>
      <text:p text:style-name="Codigo"><text:span text:style-name="T6"><text:tab/>glutCreateWindow("Hello ShaderProxy");</text:span></text:p>
      <text:p text:style-name="P10"/>
      <text:p text:style-name="Codigo"><text:span text:style-name="T6"><text:tab/>init();</text:span></text:p>
      <text:p text:style-name="P10"/>
      <text:p text:style-name="Codigo"><text:span text:style-name="T6"><text:tab/>glutDisplayFunc(onDraw);</text:span></text:p>
      <text:p text:style-name="Codigo"><text:span text:style-name="T6"><text:tab/>glutKeyboardFunc(onKeyPress);</text:span></text:p>
      <text:p text:style-name="Codigo"><text:soft-page-break/><text:span text:style-name="T6"><text:tab/>glutMainLoop();</text:span></text:p>
      <text:p text:style-name="P10"/>
      <text:p text:style-name="Codigo"><text:span text:style-name="T6"><text:tab/></text:span>delete camera;</text:p>
      <text:p text:style-name="Codigo"><text:tab/>camera = 0;</text:p>
      <text:p text:style-name="Codigo"/>
      <text:p text:style-name="Codigo"><text:tab/>delete triangle;</text:p>
      <text:p text:style-name="Codigo"><text:tab/><text:span text:style-name="T6">triangle = 0;</text:span></text:p>
      <text:p text:style-name="P10"/>
      <text:p text:style-name="Codigo"><text:span text:style-name="T6"><text:tab/>proxy-&gt;close();</text:span></text:p>
      <text:p text:style-name="Codigo"><text:span text:style-name="T6"><text:tab/>delete proxy;</text:span></text:p>
      <text:p text:style-name="Codigo"><text:span text:style-name="T6"><text:tab/></text:span>proxy = 0;</text:p>
      <text:p text:style-name="Codigo"><text:tab/>return 1;</text:p>
      <text:p text:style-name="Codigo">}</text:p>
      <text:p text:style-name="Codigo"/>
      <text:p text:style-name="Standard">O código completo se encontra em <text:a xlink:type="simple" xlink:href="http://github.com/professorgilzamir/pgp/src/exemplo_camera" text:style-name="ListLabel_20_4" text:visited-style-name="ListLabel_20_4"><text:span text:style-name="Internet_20_link">http://github.com/professorgilzamir/pgp/src/exemplo_camera</text:span></text:a>. Exemplos mais complexos podem ser encontrados no mesmo repositório no <text:span text:style-name="T4">Github</text:span>.</text:p>
      <text:p text:style-name="Codigo"/>
      <text:list xml:id="list191619908204384" text:continue-numbering="true" text:style-name="WWNum2">
        <text:list-item>
          <text:h text:style-name="P2" text:outline-level="1"><text:bookmark-start text:name="_Toc513346829"/>Considerações Finais<text:bookmark-end text:name="_Toc513346829"/></text:h>
        </text:list-item>
      </text:list>
      <text:p text:style-name="Standard">A versão atual da PGP já cumpre seu objetivo de simplificar sobremaneira a criação dos primeiros exemplos de programas que usam OpenGL. <text:s/>Contudo, muitas evoluções precisam ser consideradas, como melhor suporte a texturas e a iluminação. Apesar de PGP não possuir abstrações para animações e sombras, estas funcionalidades podem ser implementadas utilizando recursos de mais baixo nível do OpenGL.</text:p>
      <text:p text:style-name="Standard">A versão atual ainda precisa de muitas evoluções para cumprir de forma mais ampla seu objetivo de ser uma camada de software para facilitar o aprendizado de OpenGL 2.1. <text:s/>Mas OpenGL 2.1, apesar de já possuir <text:span text:style-name="T4">pipeline </text:span>programável, não é uma das versões mais recentes da OpenGL. Assim,<text:span text:style-name="T4"> </text:span>a interface do software poderá sofrer alterações para incorporar novas funcionalidades no futuro e para suportar versões mais recentes da GLSL. Ainda assim, OpenGL 2.1, que usa a GLSL 1.2, foi utilizado como base para WebGL e, dessa forma, portar os <text:span text:style-name="T4">shaders</text:span> GLSL 1.2 para WebGL é viável.</text:p>
      <text:p text:style-name="Standard">Tanto este manual quanto o código da PGP serão aperfeiçoados até que se chegue a uma versão estável do software. A versão da PGP ainda se encontra bastante instável, assim sua <text:span text:style-name="T4">interface</text:span> pode mudar com o tempo, mas mantendo o máximo de retrocompatibilidade possív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1" svg:font-family="Calibri"/>
    <style:font-face style:name="Courier New" svg:font-family="'Courier New'" style:font-adornments="Regular" style:font-pitch="variable"/>
    <style:font-face style:name="Andale Mono" svg:font-family="'Andale Mono'"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imes New Roman"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false" style:font-name-asian="F" style:font-size-asian="11pt" style:language-asian="en" style:country-asian="US"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pt" fo:country="BR" style:letter-kerning="false" style:font-name-asian="F" style:font-size-asian="11pt" style:language-asian="en" style:country-asian="US"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justify" style:justify-single-word="false" fo:orphans="2" fo:widows="2" fo:text-indent="1.251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1.88cm" fo:margin-right="0cm" fo:margin-top="0.423cm" fo:margin-bottom="0.423cm" loext:contextual-spacing="false" fo:text-indent="-0.63cm" style:auto-text-indent="false" fo:keep-with-next="always"/>
      <style:text-properties style:font-name="Calibri Light" fo:font-family="'Calibri Light'"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libri Light" fo:font-family="'Calibri Light'" style:font-family-generic="roman" style:font-pitch="variable" fo:font-size="14pt" fo:font-style="italic" fo:font-weight="bold" style:font-name-asian="F" style:font-family-generic-asian="system" style:font-pitch-asian="variable" style:font-size-asian="14pt" style:font-style-asian="italic" style:font-weight-asian="bold" style:font-name-complex="F"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name-complex="F"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font-name-complex="F" style:font-family-generic-complex="system" style:font-pitch-complex="variable"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style:font-name-complex="F"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tyle="italic"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Title" style:family="paragraph" style:parent-style-name="Standard" style:next-style-name="Standard" style:default-outline-level="1" style:list-style-name="" style:class="chapter">
      <style:paragraph-properties fo:margin-top="0.423cm" fo:margin-bottom="0.106cm" loext:contextual-spacing="false" fo:text-align="center" style:justify-single-word="false"/>
      <style:text-properties style:font-name="Calibri Light" fo:font-family="'Calibri Light'"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caption" style:family="paragraph" style:parent-style-name="Standard" style:next-style-name="Standard" style:default-outline-level="">
      <style:text-properties fo:color="#ed7d31" fo:font-size="8pt" fo:letter-spacing="0.018cm" fo:font-weight="bold" style:font-size-asian="8pt" style:font-weight-asian="bold" style:font-size-complex="8pt" style:font-weight-complex="bold"/>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font-name="Calibri Light" fo:font-family="'Calibri Light'" style:font-family-generic="roman" style:font-pitch="variable" style:font-name-asian="F" style:font-family-generic-asian="system" style:font-pitch-asian="variable"/>
    </style:style>
    <style:style style:name="No_20_Spacing" style:display-name="No Spacing" style:family="paragraph" style:parent-style-name="Standard" style:default-outline-level="">
      <style:text-properties style:font-size-complex="16pt"/>
    </style:style>
    <style:style style:name="Quote" style:family="paragraph" style:parent-style-name="Standard" style:next-style-name="Standard" style:default-outline-level="">
      <style:text-properties fo:font-style="italic" style:font-style-asian="italic" style:font-name-complex="F" style:font-family-generic-complex="system" style:font-pitch-complex="variable"/>
    </style:style>
    <style:style style:name="Intense_20_Quote" style:display-name="Intense Quote" style:family="paragraph" style:parent-style-name="Standard" style:next-style-name="Standard" style:default-outline-level="">
      <style:paragraph-properties fo:margin-left="1.27cm" fo:margin-right="1.27cm" fo:text-indent="1.251cm" style:auto-text-indent="false"/>
      <style:text-properties fo:font-style="italic" fo:font-weight="bold" style:font-style-asian="italic" style:font-weight-asian="bold" style:font-name-complex="F" style:font-family-generic-complex="system" style:font-pitch-complex="variable" style:font-size-complex="11pt"/>
    </style:style>
    <style:style style:name="TOC_20_Heading" style:display-name="TOC Heading" style:family="paragraph" style:parent-style-name="Heading_20_1" style:next-style-name="Standard" style:default-outline-level="" style:list-style-name=""/>
    <style:style style:name="List_20_Paragraph" style:display-name="List Paragraph" style:family="paragraph" style:parent-style-name="Standard" style:default-outline-level="">
      <style:paragraph-properties fo:margin-left="1.27cm" fo:margin-right="0cm" fo:margin-top="0cm" fo:margin-bottom="0cm" loext:contextual-spacing="true" fo:text-indent="1.251cm" style:auto-text-indent="false"/>
    </style:style>
    <style:style style:name="Codigo" style:family="paragraph" style:parent-style-name="Standard" style:default-outline-level="">
      <style:paragraph-properties fo:margin-left="2cm" fo:margin-right="0cm" fo:text-align="start" style:justify-single-word="false" fo:text-indent="-2cm" style:auto-text-indent="false">
        <style:tab-stops>
          <style:tab-stop style:position="5.92cm"/>
        </style:tab-stops>
      </style:paragraph-properties>
      <style:text-properties style:font-name="Andale Mono" fo:font-family="'Andale Mono'" style:font-family-generic="roman" style:font-pitch="variable" fo:font-size="10pt" style:font-size-asian="10pt"/>
    </style:style>
    <style:style style:name="Contents_20_1" style:display-name="Contents 1" style:family="paragraph" style:parent-style-name="Standard" style:next-style-name="Standard" style:auto-update="true" style:default-outline-level="" style:class="index">
      <style:paragraph-properties fo:margin-top="0.212cm" fo:margin-bottom="0.212cm" loext:contextual-spacing="false" fo:text-align="start" style:justify-single-word="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423cm" fo:margin-right="0cm" fo:text-align="start" style:justify-single-word="false" fo:text-indent="1.251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auto-update="true" style:default-outline-level="" style:class="index">
      <style:paragraph-properties fo:margin-left="0.847cm" fo:margin-right="0cm" fo:text-align="start" style:justify-single-word="false" fo:text-indent="1.251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auto-update="true" style:default-outline-level="" style:class="index">
      <style:paragraph-properties fo:margin-left="1.27cm" fo:margin-right="0cm" fo:text-align="start" style:justify-single-word="false" fo:text-indent="1.251cm" style:auto-text-indent="false"/>
      <style:text-properties fo:font-size="9pt" style:font-size-asian="9pt" style:font-size-complex="9pt"/>
    </style:style>
    <style:style style:name="Contents_20_5" style:display-name="Contents 5" style:family="paragraph" style:parent-style-name="Standard" style:next-style-name="Standard" style:auto-update="true" style:default-outline-level="" style:class="index">
      <style:paragraph-properties fo:margin-left="1.693cm" fo:margin-right="0cm" fo:text-align="start" style:justify-single-word="false" fo:text-indent="1.251cm" style:auto-text-indent="false"/>
      <style:text-properties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2.117cm" fo:margin-right="0cm" fo:text-align="start" style:justify-single-word="false" fo:text-indent="1.251cm" style:auto-text-indent="false"/>
      <style:text-properties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2.54cm" fo:margin-right="0cm" fo:text-align="start" style:justify-single-word="false" fo:text-indent="1.251cm" style:auto-text-indent="false"/>
      <style:text-properties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2.963cm" fo:margin-right="0cm" fo:text-align="start" style:justify-single-word="false" fo:text-indent="1.251cm" style:auto-text-indent="false"/>
      <style:text-properties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3.387cm" fo:margin-right="0cm" fo:text-align="start" style:justify-single-word="false" fo:text-indent="1.251cm" style:auto-text-indent="false"/>
      <style:text-properties fo:font-size="9pt" style:font-size-asian="9pt" style:font-size-complex="9pt"/>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Char" style:display-name="Título Char" style:family="text" style:parent-style-name="Default_20_Paragraph_20_Font">
      <style:text-properties style:font-name="Calibri Light" fo:font-family="'Calibri Light'"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Título_20_1_20_Char" style:display-name="Título 1 Char" style:family="text" style:parent-style-name="Default_20_Paragraph_20_Font">
      <style:text-properties style:font-name="Calibri Light" fo:font-family="'Calibri Light'"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Título_20_2_20_Char" style:display-name="Título 2 Char" style:family="text" style:parent-style-name="Default_20_Paragraph_20_Font">
      <style:text-properties style:font-name="Calibri Light" fo:font-family="'Calibri Light'" style:font-family-generic="roman" style:font-pitch="variable" fo:font-size="14pt" fo:font-style="italic" fo:font-weight="bold" style:font-name-asian="F" style:font-family-generic-asian="system" style:font-pitch-asian="variable" style:font-size-asian="14pt" style:font-style-asian="italic" style:font-weight-asian="bold" style:font-name-complex="F" style:font-family-generic-complex="system" style:font-pitch-complex="variable" style:font-size-complex="14pt" style:font-style-complex="italic" style:font-weight-complex="bold"/>
    </style:style>
    <style:style style:name="Título_20_3_20_Char" style:display-name="Título 3 Char" style:family="text" style:parent-style-name="Default_20_Paragraph_20_Font">
      <style:text-properties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ítulo_20_4_20_Char" style:display-name="Título 4 Char" style:family="text" style:parent-style-name="Default_20_Paragraph_20_Font">
      <style:text-properties fo:font-size="14pt" fo:font-weight="bold" style:font-size-asian="14pt" style:font-weight-asian="bold" style:font-name-complex="F" style:font-family-generic-complex="system" style:font-pitch-complex="variable" style:font-size-complex="14pt" style:font-weight-complex="bold"/>
    </style:style>
    <style:style style:name="Título_20_5_20_Char" style:display-name="Título 5 Char" style:family="text" style:parent-style-name="Default_20_Paragraph_20_Font">
      <style:text-properties fo:font-size="13pt" fo:font-style="italic" fo:font-weight="bold" style:font-size-asian="13pt" style:font-style-asian="italic" style:font-weight-asian="bold" style:font-name-complex="F" style:font-family-generic-complex="system" style:font-pitch-complex="variable" style:font-size-complex="13pt" style:font-style-complex="italic" style:font-weight-complex="bold"/>
    </style:style>
    <style:style style:name="Título_20_6_20_Char" style:display-name="Título 6 Char" style:family="text" style:parent-style-name="Default_20_Paragraph_20_Font">
      <style:text-properties fo:font-weight="bold" style:font-weight-asian="bold" style:font-name-complex="F" style:font-family-generic-complex="system" style:font-pitch-complex="variable" style:font-weight-complex="bold"/>
    </style:style>
    <style:style style:name="Título_20_7_20_Char" style:display-name="Título 7 Char" style:family="text" style:parent-style-name="Default_20_Paragraph_20_Font">
      <style:text-properties fo:font-size="12pt" style:font-size-asian="12pt" style:font-name-complex="F" style:font-family-generic-complex="system" style:font-pitch-complex="variable" style:font-size-complex="12pt"/>
    </style:style>
    <style:style style:name="Título_20_8_20_Char" style:display-name="Título 8 Char" style:family="text" style:parent-style-name="Default_20_Paragraph_20_Font">
      <style:text-properties fo:font-size="12pt" fo:font-style="italic" style:font-size-asian="12pt" style:font-style-asian="italic" style:font-name-complex="F" style:font-family-generic-complex="system" style:font-pitch-complex="variable" style:font-size-complex="12pt" style:font-style-complex="italic"/>
    </style:style>
    <style:style style:name="Título_20_9_20_Char" style:display-name="Título 9 Char" style:family="text" style:parent-style-name="Default_20_Paragraph_20_Font">
      <style:text-properties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Subtítulo_20_Char" style:display-name="Subtítulo Char" style:family="text" style:parent-style-name="Default_20_Paragraph_20_Font">
      <style:text-properties style:font-name="Calibri Light" fo:font-family="'Calibri Light'" style:font-family-generic="roman" style:font-pitch="variable" fo:font-size="12pt" style:font-name-asian="F" style:font-family-generic-asian="system" style:font-pitch-asian="variable" style:font-size-asian="12pt" style:font-size-complex="12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style:font-name="Calibri" fo:font-family="Calibri" style:font-family-generic="roman" style:font-pitch="variable" fo:font-style="italic" fo:font-weight="bold" style:font-style-asian="italic" style:font-weight-asian="bold" style:font-style-complex="italic"/>
    </style:style>
    <style:style style:name="Citação_20_Char" style:display-name="Citação Char" style:family="text" style:parent-style-name="Default_20_Paragraph_20_Font">
      <style:text-properties fo:font-size="12pt" fo:font-style="italic" style:font-size-asian="12pt" style:font-style-asian="italic" style:font-name-complex="F" style:font-family-generic-complex="system" style:font-pitch-complex="variable" style:font-size-complex="12pt"/>
    </style:style>
    <style:style style:name="Citação_20_Intensa_20_Char" style:display-name="Citação Intensa Char" style:family="text" style:parent-style-name="Default_20_Paragraph_20_Font">
      <style:text-properties fo:font-size="12pt" fo:font-style="italic" fo:font-weight="bold" style:font-size-asian="12pt" style:font-style-asian="italic" style:font-weight-asian="bold" style:font-name-complex="F" style:font-family-generic-complex="system" style:font-pitch-complex="variable"/>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libri Light" fo:font-family="'Calibri Light'" style:font-family-generic="roman" style:font-pitch="variable" fo:font-size="12pt" fo:font-style="italic" fo:font-weight="bold" style:font-name-asian="F" style:font-family-generic-asian="system" style:font-pitch-asian="variable" style:font-size-asian="12pt" style:font-style-asian="italic" style:font-weight-asian="bold"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style style:name="ListLabel_20_5" style:display-name="ListLabel 5" style:family="text">
      <style:text-properties fo:language="en" fo:country="US"/>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1.886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648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4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4.29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5.18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6.077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96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85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8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lzamir Gomes</meta:initial-creator>
    <meta:editing-cycles>388</meta:editing-cycles>
    <meta:creation-date>2018-05-04T13:18:00</meta:creation-date>
    <dc:date>2018-05-17T19:16:19.224947221</dc:date>
    <meta:editing-duration>PT4H53M</meta:editing-duration>
    <meta:generator>LibreOffice/6.0.4.2$MacOSX_X86_64 LibreOffice_project/9b0d9b32d5dcda91d2f1a96dc04c645c450872bf</meta:generator>
    <meta:document-statistic meta:table-count="1" meta:image-count="0" meta:object-count="0" meta:page-count="12" meta:paragraph-count="237" meta:word-count="2898" meta:character-count="19717" meta:non-whitespace-character-count="168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